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45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2.9535in"/>
    </style:style>
    <style:style style:name="co4" style:family="table-column">
      <style:table-column-properties fo:break-before="auto" style:column-width="0.4866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2.5138in"/>
    </style:style>
    <style:style style:name="co7" style:family="table-column">
      <style:table-column-properties fo:break-before="auto" style:column-width="0.6799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626in"/>
    </style:style>
    <style:style style:name="co10" style:family="table-column">
      <style:table-column-properties fo:break-before="auto" style:column-width="2.5571in"/>
    </style:style>
    <style:style style:name="co11" style:family="table-column">
      <style:table-column-properties fo:break-before="auto" style:column-width="1.6453in"/>
    </style:style>
    <style:style style:name="co12" style:family="table-column">
      <style:table-column-properties fo:break-before="auto" style:column-width="1.8811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1.4736in"/>
    </style:style>
    <style:style style:name="co15" style:family="table-column">
      <style:table-column-properties fo:break-before="auto" style:column-width="2.0528in"/>
    </style:style>
    <style:style style:name="co16" style:family="table-column">
      <style:table-column-properties fo:break-before="auto" style:column-width="1.2807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728in"/>
    </style:style>
    <style:style style:name="co19" style:family="table-column">
      <style:table-column-properties fo:break-before="auto" style:column-width="1.6756in"/>
    </style:style>
    <style:style style:name="co20" style:family="table-column">
      <style:table-column-properties fo:break-before="auto" style:column-width="0.6264in"/>
    </style:style>
    <style:style style:name="co21" style:family="table-column">
      <style:table-column-properties fo:break-before="auto" style:column-width="0.9693in"/>
    </style:style>
    <style:style style:name="co22" style:family="table-column">
      <style:table-column-properties fo:break-before="auto" style:column-width="0.948in"/>
    </style:style>
    <style:style style:name="co23" style:family="table-column">
      <style:table-column-properties fo:break-before="auto" style:column-width="0.6366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0.798in"/>
    </style:style>
    <style:style style:name="co26" style:family="table-column">
      <style:table-column-properties fo:break-before="auto" style:column-width="0.648in"/>
    </style:style>
    <style:style style:name="co27" style:family="table-column">
      <style:table-column-properties fo:break-before="auto" style:column-width="0.6161in"/>
    </style:style>
    <style:style style:name="co28" style:family="table-column">
      <style:table-column-properties fo:break-before="auto" style:column-width="0.8193in"/>
    </style:style>
    <style:style style:name="co29" style:family="table-column">
      <style:table-column-properties fo:break-before="auto" style:column-width="0.4764in"/>
    </style:style>
    <style:style style:name="co3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10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8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iff_ed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63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_name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other notes</text:p>
          </table:table-cell>
          <table:table-cell table:style-name="ce4" office:value-type="string" calcext:value-type="string">
            <text:p>pop_overview_parent</text:p>
          </table:table-cell>
          <table:table-cell office:value-type="string" calcext:value-type="string">
            <text:p>pop_postfix</text:p>
          </table:table-cell>
          <table:table-cell office:value-type="string" calcext:value-type="string">
            <text:p>pop_x1</text:p>
          </table:table-cell>
          <table:table-cell office:value-type="string" calcext:value-type="string">
            <text:p>pop_y1</text:p>
          </table:table-cell>
          <table:table-cell office:value-type="string" calcext:value-type="string">
            <text:p>pop_x2</text:p>
          </table:table-cell>
          <table:table-cell office:value-type="string" calcext:value-type="string">
            <text:p>pop_y2</text:p>
          </table:table-cell>
          <table:table-cell office:value-type="string" calcext:value-type="string">
            <text:p>pop_map_override</text:p>
          </table:table-cell>
          <table:table-cell office:value-type="string" calcext:value-type="string">
            <text:p>pop_existing_section</text:p>
          </table:table-cell>
          <table:table-cell office:value-type="string" calcext:value-type="string">
            <text:p>pop_logic</text:p>
          </table:table-cell>
          <table:table-cell office:value-type="string" calcext:value-type="string">
            <text:p>pop_pos_mode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34" calcext:value-type="float">
            <text:p>2034</text:p>
          </table:table-cell>
          <table:table-cell table:formula="of:=DEC2HEX([.L2])" office:value-type="string" office:string-value="7F2" calcext:value-type="string">
            <text:p>7F2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037" calcext:value-type="float">
            <text:p>2037</text:p>
          </table:table-cell>
          <table:table-cell table:formula="of:=DEC2HEX([.L3])" office:value-type="string" office:string-value="7F5" calcext:value-type="string">
            <text:p>7F5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40" calcext:value-type="float">
            <text:p>2040</text:p>
          </table:table-cell>
          <table:table-cell table:formula="of:=DEC2HEX([.L4])" office:value-type="string" office:string-value="7F8" calcext:value-type="string">
            <text:p>7F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043" calcext:value-type="float">
            <text:p>2043</text:p>
          </table:table-cell>
          <table:table-cell table:formula="of:=DEC2HEX([.L5])" office:value-type="string" office:string-value="7FB" calcext:value-type="string">
            <text:p>7F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table:formula="of:=DEC2HEX([.L6])" office:value-type="string" office:string-value="7FE" calcext:value-type="string">
            <text:p>7F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49" calcext:value-type="float">
            <text:p>2049</text:p>
          </table:table-cell>
          <table:table-cell table:formula="of:=DEC2HEX([.L7])" office:value-type="string" office:string-value="801" calcext:value-type="string">
            <text:p>80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52" calcext:value-type="float">
            <text:p>2052</text:p>
          </table:table-cell>
          <table:table-cell table:formula="of:=DEC2HEX([.L8])" office:value-type="string" office:string-value="804" calcext:value-type="string">
            <text:p>80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55" calcext:value-type="float">
            <text:p>2055</text:p>
          </table:table-cell>
          <table:table-cell table:formula="of:=DEC2HEX([.L9])" office:value-type="string" office:string-value="807" calcext:value-type="string">
            <text:p>80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8" calcext:value-type="float">
            <text:p>2058</text:p>
          </table:table-cell>
          <table:table-cell table:formula="of:=DEC2HEX([.L10])" office:value-type="string" office:string-value="80A" calcext:value-type="string">
            <text:p>80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DEC2HEX([.L11])" office:value-type="string" office:string-value="80D" calcext:value-type="string">
            <text:p>80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64" calcext:value-type="float">
            <text:p>2064</text:p>
          </table:table-cell>
          <table:table-cell table:formula="of:=DEC2HEX([.L12])" office:value-type="string" office:string-value="810" calcext:value-type="string">
            <text:p>81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7" calcext:value-type="float">
            <text:p>2067</text:p>
          </table:table-cell>
          <table:table-cell table:formula="of:=DEC2HEX([.L13])" office:value-type="string" office:string-value="813" calcext:value-type="string">
            <text:p>81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0" calcext:value-type="float">
            <text:p>2070</text:p>
          </table:table-cell>
          <table:table-cell table:formula="of:=DEC2HEX([.L14])" office:value-type="string" office:string-value="816" calcext:value-type="string">
            <text:p>81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3" calcext:value-type="float">
            <text:p>2073</text:p>
          </table:table-cell>
          <table:table-cell table:formula="of:=DEC2HEX([.L15])" office:value-type="string" office:string-value="819" calcext:value-type="string">
            <text:p>8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76" calcext:value-type="float">
            <text:p>2076</text:p>
          </table:table-cell>
          <table:table-cell table:formula="of:=DEC2HEX([.L16])" office:value-type="string" office:string-value="81C" calcext:value-type="string">
            <text:p>8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79" calcext:value-type="float">
            <text:p>2079</text:p>
          </table:table-cell>
          <table:table-cell table:formula="of:=DEC2HEX([.L17])" office:value-type="string" office:string-value="81F" calcext:value-type="string">
            <text:p>8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82" calcext:value-type="float">
            <text:p>2082</text:p>
          </table:table-cell>
          <table:table-cell table:formula="of:=DEC2HEX([.L18])" office:value-type="string" office:string-value="822" calcext:value-type="string">
            <text:p>8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085" calcext:value-type="float">
            <text:p>2085</text:p>
          </table:table-cell>
          <table:table-cell table:formula="of:=DEC2HEX([.L19])" office:value-type="string" office:string-value="825" calcext:value-type="string">
            <text:p>82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094" calcext:value-type="float">
            <text:p>2094</text:p>
          </table:table-cell>
          <table:table-cell table:formula="of:=DEC2HEX([.L20])" office:value-type="string" office:string-value="82E" calcext:value-type="string">
            <text:p>82E</text:p>
          </table:table-cell>
          <table:table-cell table:number-columns-repeated="2"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097" calcext:value-type="float">
            <text:p>2097</text:p>
          </table:table-cell>
          <table:table-cell table:formula="of:=DEC2HEX([.L21])" office:value-type="string" office:string-value="831" calcext:value-type="string">
            <text:p>83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DEC2HEX([.L22])" office:value-type="string" office:string-value="834" calcext:value-type="string">
            <text:p>8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3" calcext:value-type="float">
            <text:p>2103</text:p>
          </table:table-cell>
          <table:table-cell table:formula="of:=DEC2HEX([.L23])" office:value-type="string" office:string-value="837" calcext:value-type="string">
            <text:p>8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06" calcext:value-type="float">
            <text:p>2106</text:p>
          </table:table-cell>
          <table:table-cell table:formula="of:=DEC2HEX([.L24])" office:value-type="string" office:string-value="83A" calcext:value-type="string">
            <text:p>8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9" calcext:value-type="float">
            <text:p>2109</text:p>
          </table:table-cell>
          <table:table-cell table:formula="of:=DEC2HEX([.L25])" office:value-type="string" office:string-value="83D" calcext:value-type="string">
            <text:p>8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16" calcext:value-type="float">
            <text:p>4116</text:p>
          </table:table-cell>
          <table:table-cell table:formula="of:=DEC2HEX([.L26])" office:value-type="string" office:string-value="1014" calcext:value-type="string">
            <text:p>101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84" calcext:value-type="float">
            <text:p>8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19" calcext:value-type="float">
            <text:p>4119</text:p>
          </table:table-cell>
          <table:table-cell table:formula="of:=DEC2HEX([.L27])" office:value-type="string" office:string-value="1017" calcext:value-type="string">
            <text:p>1017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22" calcext:value-type="float">
            <text:p>4122</text:p>
          </table:table-cell>
          <table:table-cell table:formula="of:=DEC2HEX([.L28])" office:value-type="string" office:string-value="101A" calcext:value-type="string">
            <text:p>101A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84" calcext:value-type="float">
            <text:p>8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" calcext:value-type="float">
            <text:p>4125</text:p>
          </table:table-cell>
          <table:table-cell table:formula="of:=DEC2HEX([.L29])" office:value-type="string" office:string-value="101D" calcext:value-type="string">
            <text:p>101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10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3" calcext:value-type="float">
            <text:p>1293</text:p>
          </table:table-cell>
          <table:table-cell table:formula="of:=DEC2HEX([.L30])" office:value-type="string" office:string-value="50D" calcext:value-type="string">
            <text:p>50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6" calcext:value-type="float">
            <text:p>1296</text:p>
          </table:table-cell>
          <table:table-cell table:formula="of:=DEC2HEX([.L31])" office:value-type="string" office:string-value="510" calcext:value-type="string">
            <text:p>510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9" calcext:value-type="float">
            <text:p>1299</text:p>
          </table:table-cell>
          <table:table-cell table:formula="of:=DEC2HEX([.L32])" office:value-type="string" office:string-value="513" calcext:value-type="string">
            <text:p>513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5" calcext:value-type="float">
            <text:p>1305</text:p>
          </table:table-cell>
          <table:table-cell table:formula="of:=DEC2HEX([.L33])" office:value-type="string" office:string-value="519" calcext:value-type="string">
            <text:p>51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8" calcext:value-type="float">
            <text:p>1308</text:p>
          </table:table-cell>
          <table:table-cell table:formula="of:=DEC2HEX([.L34])" office:value-type="string" office:string-value="51C" calcext:value-type="string">
            <text:p>51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11" calcext:value-type="float">
            <text:p>1311</text:p>
          </table:table-cell>
          <table:table-cell table:formula="of:=DEC2HEX([.L35])" office:value-type="string" office:string-value="51F" calcext:value-type="string">
            <text:p>51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4" calcext:value-type="float">
            <text:p>1314</text:p>
          </table:table-cell>
          <table:table-cell table:formula="of:=DEC2HEX([.L36])" office:value-type="string" office:string-value="522" calcext:value-type="string">
            <text:p>52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16" calcext:value-type="float">
            <text:p>516</text:p>
          </table:table-cell>
          <table:table-cell office:value-type="float" office:value="8852" calcext:value-type="float">
            <text:p>8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7" calcext:value-type="float">
            <text:p>1317</text:p>
          </table:table-cell>
          <table:table-cell table:formula="of:=DEC2HEX([.L37])" office:value-type="string" office:string-value="525" calcext:value-type="string">
            <text:p>52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DEC2HEX([.L38])" office:value-type="string" office:string-value="528" calcext:value-type="string">
            <text:p>52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3" calcext:value-type="float">
            <text:p>1323</text:p>
          </table:table-cell>
          <table:table-cell table:formula="of:=DEC2HEX([.L39])" office:value-type="string" office:string-value="52B" calcext:value-type="string">
            <text:p>52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6" calcext:value-type="float">
            <text:p>1326</text:p>
          </table:table-cell>
          <table:table-cell table:formula="of:=DEC2HEX([.L40])" office:value-type="string" office:string-value="52E" calcext:value-type="string">
            <text:p>52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9" calcext:value-type="float">
            <text:p>1329</text:p>
          </table:table-cell>
          <table:table-cell table:formula="of:=DEC2HEX([.L41])" office:value-type="string" office:string-value="531" calcext:value-type="string">
            <text:p>53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2" calcext:value-type="float">
            <text:p>1332</text:p>
          </table:table-cell>
          <table:table-cell table:formula="of:=DEC2HEX([.L42])" office:value-type="string" office:string-value="534" calcext:value-type="string">
            <text:p>53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35" calcext:value-type="float">
            <text:p>1335</text:p>
          </table:table-cell>
          <table:table-cell table:formula="of:=DEC2HEX([.L43])" office:value-type="string" office:string-value="537" calcext:value-type="string">
            <text:p>53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8" calcext:value-type="float">
            <text:p>1338</text:p>
          </table:table-cell>
          <table:table-cell table:formula="of:=DEC2HEX([.L44])" office:value-type="string" office:string-value="53A" calcext:value-type="string">
            <text:p>53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41" calcext:value-type="float">
            <text:p>1341</text:p>
          </table:table-cell>
          <table:table-cell table:formula="of:=DEC2HEX([.L45])" office:value-type="string" office:string-value="53D" calcext:value-type="string">
            <text:p>53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4" calcext:value-type="float">
            <text:p>1344</text:p>
          </table:table-cell>
          <table:table-cell table:formula="of:=DEC2HEX([.L46])" office:value-type="string" office:string-value="540" calcext:value-type="string">
            <text:p>54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7" calcext:value-type="float">
            <text:p>1347</text:p>
          </table:table-cell>
          <table:table-cell table:formula="of:=DEC2HEX([.L47])" office:value-type="string" office:string-value="543" calcext:value-type="string">
            <text:p>54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DEC2HEX([.L48])" office:value-type="string" office:string-value="546" calcext:value-type="string">
            <text:p>546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65" calcext:value-type="float">
            <text:p>4065</text:p>
          </table:table-cell>
          <table:table-cell table:formula="of:=DEC2HEX([.L49])" office:value-type="string" office:string-value="FE1" calcext:value-type="string">
            <text:p>FE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68" calcext:value-type="float">
            <text:p>4068</text:p>
          </table:table-cell>
          <table:table-cell table:formula="of:=DEC2HEX([.L50])" office:value-type="string" office:string-value="FE4" calcext:value-type="string">
            <text:p>FE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1" calcext:value-type="float">
            <text:p>4071</text:p>
          </table:table-cell>
          <table:table-cell table:formula="of:=DEC2HEX([.L51])" office:value-type="string" office:string-value="FE7" calcext:value-type="string">
            <text:p>FE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074" calcext:value-type="float">
            <text:p>4074</text:p>
          </table:table-cell>
          <table:table-cell table:formula="of:=DEC2HEX([.L52])" office:value-type="string" office:string-value="FEA" calcext:value-type="string">
            <text:p>FE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7" calcext:value-type="float">
            <text:p>4077</text:p>
          </table:table-cell>
          <table:table-cell table:formula="of:=DEC2HEX([.L53])" office:value-type="string" office:string-value="FED" calcext:value-type="string">
            <text:p>FE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80" calcext:value-type="float">
            <text:p>4080</text:p>
          </table:table-cell>
          <table:table-cell table:formula="of:=DEC2HEX([.L54])" office:value-type="string" office:string-value="FF0" calcext:value-type="string">
            <text:p>FF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83" calcext:value-type="float">
            <text:p>4083</text:p>
          </table:table-cell>
          <table:table-cell table:formula="of:=DEC2HEX([.L55])" office:value-type="string" office:string-value="FF3" calcext:value-type="string">
            <text:p>FF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086" calcext:value-type="float">
            <text:p>4086</text:p>
          </table:table-cell>
          <table:table-cell table:formula="of:=DEC2HEX([.L56])" office:value-type="string" office:string-value="FF6" calcext:value-type="string">
            <text:p>FF6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089" calcext:value-type="float">
            <text:p>4089</text:p>
          </table:table-cell>
          <table:table-cell table:formula="of:=DEC2HEX([.L57])" office:value-type="string" office:string-value="FF9" calcext:value-type="string">
            <text:p>FF9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092" calcext:value-type="float">
            <text:p>4092</text:p>
          </table:table-cell>
          <table:table-cell table:formula="of:=DEC2HEX([.L58])" office:value-type="string" office:string-value="FFC" calcext:value-type="string">
            <text:p>FFC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095" calcext:value-type="float">
            <text:p>4095</text:p>
          </table:table-cell>
          <table:table-cell table:formula="of:=DEC2HEX([.L59])" office:value-type="string" office:string-value="FFF" calcext:value-type="string">
            <text:p>FFF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98" calcext:value-type="float">
            <text:p>4098</text:p>
          </table:table-cell>
          <table:table-cell table:formula="of:=DEC2HEX([.L60])" office:value-type="string" office:string-value="1002" calcext:value-type="string">
            <text:p>100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01" calcext:value-type="float">
            <text:p>4101</text:p>
          </table:table-cell>
          <table:table-cell table:formula="of:=DEC2HEX([.L61])" office:value-type="string" office:string-value="1005" calcext:value-type="string">
            <text:p>100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8853" calcext:value-type="float">
            <text:p>8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04" calcext:value-type="float">
            <text:p>4104</text:p>
          </table:table-cell>
          <table:table-cell table:formula="of:=DEC2HEX([.L62])" office:value-type="string" office:string-value="1008" calcext:value-type="string">
            <text:p>100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60" calcext:value-type="float">
            <text:p>3960</text:p>
          </table:table-cell>
          <table:table-cell table:formula="of:=DEC2HEX([.L63])" office:value-type="string" office:string-value="F78" calcext:value-type="string">
            <text:p>F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63" calcext:value-type="float">
            <text:p>3963</text:p>
          </table:table-cell>
          <table:table-cell table:formula="of:=DEC2HEX([.L64])" office:value-type="string" office:string-value="F7B" calcext:value-type="string">
            <text:p>F7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66" calcext:value-type="float">
            <text:p>3966</text:p>
          </table:table-cell>
          <table:table-cell table:formula="of:=DEC2HEX([.L65])" office:value-type="string" office:string-value="F7E" calcext:value-type="string">
            <text:p>F7E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69" calcext:value-type="float">
            <text:p>3969</text:p>
          </table:table-cell>
          <table:table-cell table:formula="of:=DEC2HEX([.L66])" office:value-type="string" office:string-value="F81" calcext:value-type="string">
            <text:p>F81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same event as 62,15</text:p>
          </table:table-cell>
          <table:table-cell table:style-name="ce10" office:value-type="string" calcext:value-type="string">
            <text:p>Quick Sand Field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75" calcext:value-type="float">
            <text:p>3975</text:p>
          </table:table-cell>
          <table:table-cell table:formula="of:=DEC2HEX([.L67])" office:value-type="string" office:string-value="F87" calcext:value-type="string">
            <text:p>F87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DEC2HEX([.L68])" office:value-type="string" office:string-value="F8A" calcext:value-type="string">
            <text:p>F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81" calcext:value-type="float">
            <text:p>3981</text:p>
          </table:table-cell>
          <table:table-cell table:formula="of:=DEC2HEX([.L69])" office:value-type="string" office:string-value="F8D" calcext:value-type="string">
            <text:p>F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84" calcext:value-type="float">
            <text:p>3984</text:p>
          </table:table-cell>
          <table:table-cell table:formula="of:=DEC2HEX([.L70])" office:value-type="string" office:string-value="F90" calcext:value-type="string">
            <text:p>F9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87" calcext:value-type="float">
            <text:p>3987</text:p>
          </table:table-cell>
          <table:table-cell table:formula="of:=DEC2HEX([.L71])" office:value-type="string" office:string-value="F93" calcext:value-type="string">
            <text:p>F9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0" calcext:value-type="float">
            <text:p>3990</text:p>
          </table:table-cell>
          <table:table-cell table:formula="of:=DEC2HEX([.L72])" office:value-type="string" office:string-value="F96" calcext:value-type="string">
            <text:p>F9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93" calcext:value-type="float">
            <text:p>3993</text:p>
          </table:table-cell>
          <table:table-cell table:formula="of:=DEC2HEX([.L73])" office:value-type="string" office:string-value="F99" calcext:value-type="string">
            <text:p>F9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96" calcext:value-type="float">
            <text:p>3996</text:p>
          </table:table-cell>
          <table:table-cell table:formula="of:=DEC2HEX([.L74])" office:value-type="string" office:string-value="F9C" calcext:value-type="string">
            <text:p>F9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99" calcext:value-type="float">
            <text:p>3999</text:p>
          </table:table-cell>
          <table:table-cell table:formula="of:=DEC2HEX([.L75])" office:value-type="string" office:string-value="F9F" calcext:value-type="string">
            <text:p>F9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2" calcext:value-type="float">
            <text:p>4002</text:p>
          </table:table-cell>
          <table:table-cell table:formula="of:=DEC2HEX([.L76])" office:value-type="string" office:string-value="FA2" calcext:value-type="string">
            <text:p>FA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5" calcext:value-type="float">
            <text:p>4005</text:p>
          </table:table-cell>
          <table:table-cell table:formula="of:=DEC2HEX([.L77])" office:value-type="string" office:string-value="FA5" calcext:value-type="string">
            <text:p>FA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8" calcext:value-type="float">
            <text:p>4008</text:p>
          </table:table-cell>
          <table:table-cell table:formula="of:=DEC2HEX([.L78])" office:value-type="string" office:string-value="FA8" calcext:value-type="string">
            <text:p>FA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11" calcext:value-type="float">
            <text:p>4011</text:p>
          </table:table-cell>
          <table:table-cell table:formula="of:=DEC2HEX([.L79])" office:value-type="string" office:string-value="FAB" calcext:value-type="string">
            <text:p>FAB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14" calcext:value-type="float">
            <text:p>4014</text:p>
          </table:table-cell>
          <table:table-cell table:formula="of:=DEC2HEX([.L80])" office:value-type="string" office:string-value="FAE" calcext:value-type="string">
            <text:p>FA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17" calcext:value-type="float">
            <text:p>4017</text:p>
          </table:table-cell>
          <table:table-cell table:formula="of:=DEC2HEX([.L81])" office:value-type="string" office:string-value="FB1" calcext:value-type="string">
            <text:p>FB1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20" calcext:value-type="float">
            <text:p>4020</text:p>
          </table:table-cell>
          <table:table-cell table:formula="of:=DEC2HEX([.L82])" office:value-type="string" office:string-value="FB4" calcext:value-type="string">
            <text:p>FB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12" calcext:value-type="float">
            <text:p>4512</text:p>
          </table:table-cell>
          <table:table-cell table:formula="of:=DEC2HEX([.L83])" office:value-type="string" office:string-value="11A0" calcext:value-type="string">
            <text:p>11A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5" calcext:value-type="float">
            <text:p>4515</text:p>
          </table:table-cell>
          <table:table-cell table:formula="of:=DEC2HEX([.L84])" office:value-type="string" office:string-value="11A3" calcext:value-type="string">
            <text:p>11A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DEC2HEX([.L85])" office:value-type="string" office:string-value="11A6" calcext:value-type="string">
            <text:p>11A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21" calcext:value-type="float">
            <text:p>4521</text:p>
          </table:table-cell>
          <table:table-cell table:formula="of:=DEC2HEX([.L86])" office:value-type="string" office:string-value="11A9" calcext:value-type="string">
            <text:p>11A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24" calcext:value-type="float">
            <text:p>4524</text:p>
          </table:table-cell>
          <table:table-cell table:formula="of:=DEC2HEX([.L87])" office:value-type="string" office:string-value="11AC" calcext:value-type="string">
            <text:p>11A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27" calcext:value-type="float">
            <text:p>4527</text:p>
          </table:table-cell>
          <table:table-cell table:formula="of:=DEC2HEX([.L88])" office:value-type="string" office:string-value="11AF" calcext:value-type="string">
            <text:p>11A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0" calcext:value-type="float">
            <text:p>4530</text:p>
          </table:table-cell>
          <table:table-cell table:formula="of:=DEC2HEX([.L89])" office:value-type="string" office:string-value="11B2" calcext:value-type="string">
            <text:p>11B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33" calcext:value-type="float">
            <text:p>4533</text:p>
          </table:table-cell>
          <table:table-cell table:formula="of:=DEC2HEX([.L90])" office:value-type="string" office:string-value="11B5" calcext:value-type="string">
            <text:p>11B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36" calcext:value-type="float">
            <text:p>4536</text:p>
          </table:table-cell>
          <table:table-cell table:formula="of:=DEC2HEX([.L91])" office:value-type="string" office:string-value="11B8" calcext:value-type="string">
            <text:p>11B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39" calcext:value-type="float">
            <text:p>4539</text:p>
          </table:table-cell>
          <table:table-cell table:formula="of:=DEC2HEX([.L92])" office:value-type="string" office:string-value="11BB" calcext:value-type="string">
            <text:p>11B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42" calcext:value-type="float">
            <text:p>4542</text:p>
          </table:table-cell>
          <table:table-cell table:formula="of:=DEC2HEX([.L93])" office:value-type="string" office:string-value="11BE" calcext:value-type="string">
            <text:p>11B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45" calcext:value-type="float">
            <text:p>4545</text:p>
          </table:table-cell>
          <table:table-cell table:formula="of:=DEC2HEX([.L94])" office:value-type="string" office:string-value="11C1" calcext:value-type="string">
            <text:p>11C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48" calcext:value-type="float">
            <text:p>4548</text:p>
          </table:table-cell>
          <table:table-cell table:formula="of:=DEC2HEX([.L95])" office:value-type="string" office:string-value="11C4" calcext:value-type="string">
            <text:p>11C4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table:number-columns-repeated="7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DEC2HEX([.L96])" office:value-type="string" office:string-value="11C7" calcext:value-type="string">
            <text:p>11C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54" calcext:value-type="float">
            <text:p>4554</text:p>
          </table:table-cell>
          <table:table-cell table:formula="of:=DEC2HEX([.L97])" office:value-type="string" office:string-value="11CA" calcext:value-type="string">
            <text:p>11C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32" calcext:value-type="float">
            <text:p>532</text:p>
          </table:table-cell>
          <table:table-cell office:value-type="float" office:value="8858" calcext:value-type="float">
            <text:p>88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57" calcext:value-type="float">
            <text:p>4557</text:p>
          </table:table-cell>
          <table:table-cell table:formula="of:=DEC2HEX([.L98])" office:value-type="string" office:string-value="11CD" calcext:value-type="string">
            <text:p>11CD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0" calcext:value-type="float">
            <text:p>4560</text:p>
          </table:table-cell>
          <table:table-cell table:formula="of:=DEC2HEX([.L99])" office:value-type="string" office:string-value="11D0" calcext:value-type="string">
            <text:p>11D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3" calcext:value-type="float">
            <text:p>4563</text:p>
          </table:table-cell>
          <table:table-cell table:formula="of:=DEC2HEX([.L100])" office:value-type="string" office:string-value="11D3" calcext:value-type="string">
            <text:p>11D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6" calcext:value-type="float">
            <text:p>4566</text:p>
          </table:table-cell>
          <table:table-cell table:formula="of:=DEC2HEX([.L101])" office:value-type="string" office:string-value="11D6" calcext:value-type="string">
            <text:p>11D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69" calcext:value-type="float">
            <text:p>4569</text:p>
          </table:table-cell>
          <table:table-cell table:formula="of:=DEC2HEX([.L102])" office:value-type="string" office:string-value="11D9" calcext:value-type="string">
            <text:p>11D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72" calcext:value-type="float">
            <text:p>4572</text:p>
          </table:table-cell>
          <table:table-cell table:formula="of:=DEC2HEX([.L103])" office:value-type="string" office:string-value="11DC" calcext:value-type="string">
            <text:p>11D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75" calcext:value-type="float">
            <text:p>4575</text:p>
          </table:table-cell>
          <table:table-cell table:formula="of:=DEC2HEX([.L104])" office:value-type="string" office:string-value="11DF" calcext:value-type="string">
            <text:p>11D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78" calcext:value-type="float">
            <text:p>4578</text:p>
          </table:table-cell>
          <table:table-cell table:formula="of:=DEC2HEX([.L105])" office:value-type="string" office:string-value="11E2" calcext:value-type="string">
            <text:p>11E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81" calcext:value-type="float">
            <text:p>4581</text:p>
          </table:table-cell>
          <table:table-cell table:formula="of:=DEC2HEX([.L106])" office:value-type="string" office:string-value="11E5" calcext:value-type="string">
            <text:p>11E5</text:p>
          </table:table-cell>
          <table:table-cell table:number-columns-repeated="2"/>
          <table:table-cell table:style-name="ce10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59" calcext:value-type="float">
            <text:p>88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84" calcext:value-type="float">
            <text:p>4584</text:p>
          </table:table-cell>
          <table:table-cell table:formula="of:=DEC2HEX([.L107])" office:value-type="string" office:string-value="11E8" calcext:value-type="string">
            <text:p>11E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87" calcext:value-type="float">
            <text:p>4587</text:p>
          </table:table-cell>
          <table:table-cell table:formula="of:=DEC2HEX([.L108])" office:value-type="string" office:string-value="11EB" calcext:value-type="string">
            <text:p>11E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90" calcext:value-type="float">
            <text:p>4590</text:p>
          </table:table-cell>
          <table:table-cell table:formula="of:=DEC2HEX([.L109])" office:value-type="string" office:string-value="11EE" calcext:value-type="string">
            <text:p>11E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93" calcext:value-type="float">
            <text:p>4593</text:p>
          </table:table-cell>
          <table:table-cell table:formula="of:=DEC2HEX([.L110])" office:value-type="string" office:string-value="11F1" calcext:value-type="string">
            <text:p>11F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96" calcext:value-type="float">
            <text:p>4596</text:p>
          </table:table-cell>
          <table:table-cell table:formula="of:=DEC2HEX([.L111])" office:value-type="string" office:string-value="11F4" calcext:value-type="string">
            <text:p>11F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99" calcext:value-type="float">
            <text:p>4599</text:p>
          </table:table-cell>
          <table:table-cell table:formula="of:=DEC2HEX([.L112])" office:value-type="string" office:string-value="11F7" calcext:value-type="string">
            <text:p>11F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02" calcext:value-type="float">
            <text:p>4602</text:p>
          </table:table-cell>
          <table:table-cell table:formula="of:=DEC2HEX([.L113])" office:value-type="string" office:string-value="11FA" calcext:value-type="string">
            <text:p>11F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5" calcext:value-type="float">
            <text:p>4605</text:p>
          </table:table-cell>
          <table:table-cell table:formula="of:=DEC2HEX([.L114])" office:value-type="string" office:string-value="11FD" calcext:value-type="string">
            <text:p>11F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DEC2HEX([.L115])" office:value-type="string" office:string-value="1200" calcext:value-type="string">
            <text:p>120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11" calcext:value-type="float">
            <text:p>4611</text:p>
          </table:table-cell>
          <table:table-cell table:formula="of:=DEC2HEX([.L116])" office:value-type="string" office:string-value="1203" calcext:value-type="string">
            <text:p>120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DEC2HEX([.L117])" office:value-type="string" office:string-value="30C" calcext:value-type="string">
            <text:p>30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3" calcext:value-type="float">
            <text:p>783</text:p>
          </table:table-cell>
          <table:table-cell table:formula="of:=DEC2HEX([.L118])" office:value-type="string" office:string-value="30F" calcext:value-type="string">
            <text:p>30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6" calcext:value-type="float">
            <text:p>786</text:p>
          </table:table-cell>
          <table:table-cell table:formula="of:=DEC2HEX([.L119])" office:value-type="string" office:string-value="312" calcext:value-type="string">
            <text:p>31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9" calcext:value-type="float">
            <text:p>789</text:p>
          </table:table-cell>
          <table:table-cell table:formula="of:=DEC2HEX([.L120])" office:value-type="string" office:string-value="315" calcext:value-type="string">
            <text:p>31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2" calcext:value-type="float">
            <text:p>792</text:p>
          </table:table-cell>
          <table:table-cell table:formula="of:=DEC2HEX([.L121])" office:value-type="string" office:string-value="318" calcext:value-type="string">
            <text:p>31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DEC2HEX([.L122])" office:value-type="string" office:string-value="31B" calcext:value-type="string">
            <text:p>31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8" calcext:value-type="float">
            <text:p>798</text:p>
          </table:table-cell>
          <table:table-cell table:formula="of:=DEC2HEX([.L123])" office:value-type="string" office:string-value="31E" calcext:value-type="string">
            <text:p>31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1" calcext:value-type="float">
            <text:p>801</text:p>
          </table:table-cell>
          <table:table-cell table:formula="of:=DEC2HEX([.L124])" office:value-type="string" office:string-value="321" calcext:value-type="string">
            <text:p>32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4" calcext:value-type="float">
            <text:p>804</text:p>
          </table:table-cell>
          <table:table-cell table:formula="of:=DEC2HEX([.L125])" office:value-type="string" office:string-value="324" calcext:value-type="string">
            <text:p>32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7" calcext:value-type="float">
            <text:p>807</text:p>
          </table:table-cell>
          <table:table-cell table:formula="of:=DEC2HEX([.L126])" office:value-type="string" office:string-value="327" calcext:value-type="string">
            <text:p>32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DEC2HEX([.L127])" office:value-type="string" office:string-value="32A" calcext:value-type="string">
            <text:p>32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DEC2HEX([.L128])" office:value-type="string" office:string-value="32D" calcext:value-type="string">
            <text:p>32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DEC2HEX([.L129])" office:value-type="string" office:string-value="330" calcext:value-type="string">
            <text:p>330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9" calcext:value-type="float">
            <text:p>819</text:p>
          </table:table-cell>
          <table:table-cell table:formula="of:=DEC2HEX([.L130])" office:value-type="string" office:string-value="333" calcext:value-type="string">
            <text:p>333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2" calcext:value-type="float">
            <text:p>822</text:p>
          </table:table-cell>
          <table:table-cell table:formula="of:=DEC2HEX([.L131])" office:value-type="string" office:string-value="336" calcext:value-type="string">
            <text:p>336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DEC2HEX([.L132])" office:value-type="string" office:string-value="339" calcext:value-type="string">
            <text:p>339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8" calcext:value-type="float">
            <text:p>828</text:p>
          </table:table-cell>
          <table:table-cell table:formula="of:=DEC2HEX([.L133])" office:value-type="string" office:string-value="33C" calcext:value-type="string">
            <text:p>33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DEC2HEX([.L134])" office:value-type="string" office:string-value="33F" calcext:value-type="string">
            <text:p>33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4" calcext:value-type="float">
            <text:p>834</text:p>
          </table:table-cell>
          <table:table-cell table:formula="of:=DEC2HEX([.L135])" office:value-type="string" office:string-value="342" calcext:value-type="string">
            <text:p>34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7" calcext:value-type="float">
            <text:p>837</text:p>
          </table:table-cell>
          <table:table-cell table:formula="of:=DEC2HEX([.L136])" office:value-type="string" office:string-value="345" calcext:value-type="string">
            <text:p>34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DEC2HEX([.L137])" office:value-type="string" office:string-value="348" calcext:value-type="string">
            <text:p>34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3" calcext:value-type="float">
            <text:p>843</text:p>
          </table:table-cell>
          <table:table-cell table:formula="of:=DEC2HEX([.L138])" office:value-type="string" office:string-value="34B" calcext:value-type="string">
            <text:p>34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DEC2HEX([.L139])" office:value-type="string" office:string-value="34E" calcext:value-type="string">
            <text:p>34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9" calcext:value-type="float">
            <text:p>849</text:p>
          </table:table-cell>
          <table:table-cell table:formula="of:=DEC2HEX([.L140])" office:value-type="string" office:string-value="351" calcext:value-type="string">
            <text:p>35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6" calcext:value-type="float">
            <text:p>876</text:p>
          </table:table-cell>
          <table:table-cell table:formula="of:=DEC2HEX([.L141])" office:value-type="string" office:string-value="36C" calcext:value-type="string">
            <text:p>36C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9" calcext:value-type="float">
            <text:p>879</text:p>
          </table:table-cell>
          <table:table-cell table:formula="of:=DEC2HEX([.L142])" office:value-type="string" office:string-value="36F" calcext:value-type="string">
            <text:p>36F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2" calcext:value-type="float">
            <text:p>882</text:p>
          </table:table-cell>
          <table:table-cell table:formula="of:=DEC2HEX([.L143])" office:value-type="string" office:string-value="372" calcext:value-type="string">
            <text:p>372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DEC2HEX([.L144])" office:value-type="string" office:string-value="375" calcext:value-type="string">
            <text:p>375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8" calcext:value-type="float">
            <text:p>888</text:p>
          </table:table-cell>
          <table:table-cell table:formula="of:=DEC2HEX([.L145])" office:value-type="string" office:string-value="378" calcext:value-type="string">
            <text:p>378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DEC2HEX([.L146])" office:value-type="string" office:string-value="37B" calcext:value-type="string">
            <text:p>37B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4" calcext:value-type="float">
            <text:p>894</text:p>
          </table:table-cell>
          <table:table-cell table:formula="of:=DEC2HEX([.L147])" office:value-type="string" office:string-value="37E" calcext:value-type="string">
            <text:p>37E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7" calcext:value-type="float">
            <text:p>897</text:p>
          </table:table-cell>
          <table:table-cell table:formula="of:=DEC2HEX([.L148])" office:value-type="string" office:string-value="381" calcext:value-type="string">
            <text:p>381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DEC2HEX([.L149])" office:value-type="string" office:string-value="384" calcext:value-type="string">
            <text:p>384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3" calcext:value-type="float">
            <text:p>903</text:p>
          </table:table-cell>
          <table:table-cell table:formula="of:=DEC2HEX([.L150])" office:value-type="string" office:string-value="387" calcext:value-type="string">
            <text:p>387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6" calcext:value-type="float">
            <text:p>906</text:p>
          </table:table-cell>
          <table:table-cell table:formula="of:=DEC2HEX([.L151])" office:value-type="string" office:string-value="38A" calcext:value-type="string">
            <text:p>38A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9" calcext:value-type="float">
            <text:p>909</text:p>
          </table:table-cell>
          <table:table-cell table:formula="of:=DEC2HEX([.L152])" office:value-type="string" office:string-value="38D" calcext:value-type="string">
            <text:p>38D</text:p>
          </table:table-cell>
          <table:table-cell office:value-type="string" calcext:value-type="string">
            <text:p>early</text:p>
          </table:table-cell>
          <table:table-cell/>
          <table:table-cell table:style-name="ce10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86" calcext:value-type="float">
            <text:p>2586</text:p>
          </table:table-cell>
          <table:table-cell table:formula="of:=DEC2HEX([.L153])" office:value-type="string" office:string-value="A1A" calcext:value-type="string">
            <text:p>A1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89" calcext:value-type="float">
            <text:p>2589</text:p>
          </table:table-cell>
          <table:table-cell table:formula="of:=DEC2HEX([.L154])" office:value-type="string" office:string-value="A1D" calcext:value-type="string">
            <text:p>A1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592" calcext:value-type="float">
            <text:p>2592</text:p>
          </table:table-cell>
          <table:table-cell table:formula="of:=DEC2HEX([.L155])" office:value-type="string" office:string-value="A20" calcext:value-type="string">
            <text:p>A2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595" calcext:value-type="float">
            <text:p>2595</text:p>
          </table:table-cell>
          <table:table-cell table:formula="of:=DEC2HEX([.L156])" office:value-type="string" office:string-value="A23" calcext:value-type="string">
            <text:p>A2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598" calcext:value-type="float">
            <text:p>2598</text:p>
          </table:table-cell>
          <table:table-cell table:formula="of:=DEC2HEX([.L157])" office:value-type="string" office:string-value="A26" calcext:value-type="string">
            <text:p>A2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01" calcext:value-type="float">
            <text:p>2601</text:p>
          </table:table-cell>
          <table:table-cell table:formula="of:=DEC2HEX([.L158])" office:value-type="string" office:string-value="A29" calcext:value-type="string">
            <text:p>A2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04" calcext:value-type="float">
            <text:p>2604</text:p>
          </table:table-cell>
          <table:table-cell table:formula="of:=DEC2HEX([.L159])" office:value-type="string" office:string-value="A2C" calcext:value-type="string">
            <text:p>A2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07" calcext:value-type="float">
            <text:p>2607</text:p>
          </table:table-cell>
          <table:table-cell table:formula="of:=DEC2HEX([.L160])" office:value-type="string" office:string-value="A2F" calcext:value-type="string">
            <text:p>A2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10" calcext:value-type="float">
            <text:p>2610</text:p>
          </table:table-cell>
          <table:table-cell table:formula="of:=DEC2HEX([.L161])" office:value-type="string" office:string-value="A32" calcext:value-type="string">
            <text:p>A3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13" calcext:value-type="float">
            <text:p>2613</text:p>
          </table:table-cell>
          <table:table-cell table:formula="of:=DEC2HEX([.L162])" office:value-type="string" office:string-value="A35" calcext:value-type="string">
            <text:p>A3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16" calcext:value-type="float">
            <text:p>2616</text:p>
          </table:table-cell>
          <table:table-cell table:formula="of:=DEC2HEX([.L163])" office:value-type="string" office:string-value="A38" calcext:value-type="string">
            <text:p>A3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19" calcext:value-type="float">
            <text:p>2619</text:p>
          </table:table-cell>
          <table:table-cell table:formula="of:=DEC2HEX([.L164])" office:value-type="string" office:string-value="A3B" calcext:value-type="string">
            <text:p>A3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22" calcext:value-type="float">
            <text:p>2622</text:p>
          </table:table-cell>
          <table:table-cell table:formula="of:=DEC2HEX([.L165])" office:value-type="string" office:string-value="A3E" calcext:value-type="string">
            <text:p>A3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25" calcext:value-type="float">
            <text:p>2625</text:p>
          </table:table-cell>
          <table:table-cell table:formula="of:=DEC2HEX([.L166])" office:value-type="string" office:string-value="A41" calcext:value-type="string">
            <text:p>A4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28" calcext:value-type="float">
            <text:p>2628</text:p>
          </table:table-cell>
          <table:table-cell table:formula="of:=DEC2HEX([.L167])" office:value-type="string" office:string-value="A44" calcext:value-type="string">
            <text:p>A4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31" calcext:value-type="float">
            <text:p>2631</text:p>
          </table:table-cell>
          <table:table-cell table:formula="of:=DEC2HEX([.L168])" office:value-type="string" office:string-value="A47" calcext:value-type="string">
            <text:p>A4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34" calcext:value-type="float">
            <text:p>2634</text:p>
          </table:table-cell>
          <table:table-cell table:formula="of:=DEC2HEX([.L169])" office:value-type="string" office:string-value="A4A" calcext:value-type="string">
            <text:p>A4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37" calcext:value-type="float">
            <text:p>2637</text:p>
          </table:table-cell>
          <table:table-cell table:formula="of:=DEC2HEX([.L170])" office:value-type="string" office:string-value="A4D" calcext:value-type="string">
            <text:p>A4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68" calcext:value-type="float">
            <text:p>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40" calcext:value-type="float">
            <text:p>2640</text:p>
          </table:table-cell>
          <table:table-cell table:formula="of:=DEC2HEX([.L171])" office:value-type="string" office:string-value="A50" calcext:value-type="string">
            <text:p>A5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643" calcext:value-type="float">
            <text:p>2643</text:p>
          </table:table-cell>
          <table:table-cell table:formula="of:=DEC2HEX([.L172])" office:value-type="string" office:string-value="A53" calcext:value-type="string">
            <text:p>A5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46" calcext:value-type="float">
            <text:p>2646</text:p>
          </table:table-cell>
          <table:table-cell table:formula="of:=DEC2HEX([.L173])" office:value-type="string" office:string-value="A56" calcext:value-type="string">
            <text:p>A5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374" calcext:value-type="float">
            <text:p>1374</text:p>
          </table:table-cell>
          <table:table-cell table:formula="of:=DEC2HEX([.L174])" office:value-type="string" office:string-value="55E" calcext:value-type="string">
            <text:p>55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377" calcext:value-type="float">
            <text:p>1377</text:p>
          </table:table-cell>
          <table:table-cell table:formula="of:=DEC2HEX([.L175])" office:value-type="string" office:string-value="561" calcext:value-type="string">
            <text:p>56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380" calcext:value-type="float">
            <text:p>1380</text:p>
          </table:table-cell>
          <table:table-cell table:formula="of:=DEC2HEX([.L176])" office:value-type="string" office:string-value="564" calcext:value-type="string">
            <text:p>56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383" calcext:value-type="float">
            <text:p>1383</text:p>
          </table:table-cell>
          <table:table-cell table:formula="of:=DEC2HEX([.L177])" office:value-type="string" office:string-value="567" calcext:value-type="string">
            <text:p>56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86" calcext:value-type="float">
            <text:p>1386</text:p>
          </table:table-cell>
          <table:table-cell table:formula="of:=DEC2HEX([.L178])" office:value-type="string" office:string-value="56A" calcext:value-type="string">
            <text:p>56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389" calcext:value-type="float">
            <text:p>1389</text:p>
          </table:table-cell>
          <table:table-cell table:formula="of:=DEC2HEX([.L179])" office:value-type="string" office:string-value="56D" calcext:value-type="string">
            <text:p>56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2" calcext:value-type="float">
            <text:p>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92" calcext:value-type="float">
            <text:p>1392</text:p>
          </table:table-cell>
          <table:table-cell table:formula="of:=DEC2HEX([.L180])" office:value-type="string" office:string-value="570" calcext:value-type="string">
            <text:p>57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1" calcext:value-type="float">
            <text:p>88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5" calcext:value-type="float">
            <text:p>1395</text:p>
          </table:table-cell>
          <table:table-cell table:formula="of:=DEC2HEX([.L181])" office:value-type="string" office:string-value="573" calcext:value-type="string">
            <text:p>57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8870" calcext:value-type="float">
            <text:p>88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8" calcext:value-type="float">
            <text:p>1398</text:p>
          </table:table-cell>
          <table:table-cell table:formula="of:=DEC2HEX([.L182])" office:value-type="string" office:string-value="576" calcext:value-type="string">
            <text:p>57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01" calcext:value-type="float">
            <text:p>1401</text:p>
          </table:table-cell>
          <table:table-cell table:formula="of:=DEC2HEX([.L183])" office:value-type="string" office:string-value="579" calcext:value-type="string">
            <text:p>57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04" calcext:value-type="float">
            <text:p>1404</text:p>
          </table:table-cell>
          <table:table-cell table:formula="of:=DEC2HEX([.L184])" office:value-type="string" office:string-value="57C" calcext:value-type="string">
            <text:p>57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8" calcext:value-type="float">
            <text:p>528</text:p>
          </table:table-cell>
          <table:table-cell office:value-type="float" office:value="8868" calcext:value-type="float">
            <text:p>88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07" calcext:value-type="float">
            <text:p>1407</text:p>
          </table:table-cell>
          <table:table-cell table:formula="of:=DEC2HEX([.L185])" office:value-type="string" office:string-value="57F" calcext:value-type="string">
            <text:p>57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10" calcext:value-type="float">
            <text:p>1410</text:p>
          </table:table-cell>
          <table:table-cell table:formula="of:=DEC2HEX([.L186])" office:value-type="string" office:string-value="582" calcext:value-type="string">
            <text:p>58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13" calcext:value-type="float">
            <text:p>1413</text:p>
          </table:table-cell>
          <table:table-cell table:formula="of:=DEC2HEX([.L187])" office:value-type="string" office:string-value="585" calcext:value-type="string">
            <text:p>58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16" calcext:value-type="float">
            <text:p>1416</text:p>
          </table:table-cell>
          <table:table-cell table:formula="of:=DEC2HEX([.L188])" office:value-type="string" office:string-value="588" calcext:value-type="string">
            <text:p>588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19" calcext:value-type="float">
            <text:p>1419</text:p>
          </table:table-cell>
          <table:table-cell table:formula="of:=DEC2HEX([.L189])" office:value-type="string" office:string-value="58B" calcext:value-type="string">
            <text:p>58B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22" calcext:value-type="float">
            <text:p>1422</text:p>
          </table:table-cell>
          <table:table-cell table:formula="of:=DEC2HEX([.L190])" office:value-type="string" office:string-value="58E" calcext:value-type="string">
            <text:p>58E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25" calcext:value-type="float">
            <text:p>1425</text:p>
          </table:table-cell>
          <table:table-cell table:formula="of:=DEC2HEX([.L191])" office:value-type="string" office:string-value="591" calcext:value-type="string">
            <text:p>591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28" calcext:value-type="float">
            <text:p>1428</text:p>
          </table:table-cell>
          <table:table-cell table:formula="of:=DEC2HEX([.L192])" office:value-type="string" office:string-value="594" calcext:value-type="string">
            <text:p>594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31" calcext:value-type="float">
            <text:p>1431</text:p>
          </table:table-cell>
          <table:table-cell table:formula="of:=DEC2HEX([.L193])" office:value-type="string" office:string-value="597" calcext:value-type="string">
            <text:p>597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34" calcext:value-type="float">
            <text:p>1434</text:p>
          </table:table-cell>
          <table:table-cell table:formula="of:=DEC2HEX([.L194])" office:value-type="string" office:string-value="59A" calcext:value-type="string">
            <text:p>59A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37" calcext:value-type="float">
            <text:p>1437</text:p>
          </table:table-cell>
          <table:table-cell table:formula="of:=DEC2HEX([.L195])" office:value-type="string" office:string-value="59D" calcext:value-type="string">
            <text:p>59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0" calcext:value-type="float">
            <text:p>1440</text:p>
          </table:table-cell>
          <table:table-cell table:formula="of:=DEC2HEX([.L196])" office:value-type="string" office:string-value="5A0" calcext:value-type="string">
            <text:p>5A0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43" calcext:value-type="float">
            <text:p>1443</text:p>
          </table:table-cell>
          <table:table-cell table:formula="of:=DEC2HEX([.L197])" office:value-type="string" office:string-value="5A3" calcext:value-type="string">
            <text:p>5A3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6" calcext:value-type="float">
            <text:p>1446</text:p>
          </table:table-cell>
          <table:table-cell table:formula="of:=DEC2HEX([.L198])" office:value-type="string" office:string-value="5A6" calcext:value-type="string">
            <text:p>5A6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49" calcext:value-type="float">
            <text:p>1449</text:p>
          </table:table-cell>
          <table:table-cell table:formula="of:=DEC2HEX([.L199])" office:value-type="string" office:string-value="5A9" calcext:value-type="string">
            <text:p>5A9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52" calcext:value-type="float">
            <text:p>1452</text:p>
          </table:table-cell>
          <table:table-cell table:formula="of:=DEC2HEX([.L200])" office:value-type="string" office:string-value="5AC" calcext:value-type="string">
            <text:p>5AC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55" calcext:value-type="float">
            <text:p>1455</text:p>
          </table:table-cell>
          <table:table-cell table:formula="of:=DEC2HEX([.L201])" office:value-type="string" office:string-value="5AF" calcext:value-type="string">
            <text:p>5AF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58" calcext:value-type="float">
            <text:p>1458</text:p>
          </table:table-cell>
          <table:table-cell table:formula="of:=DEC2HEX([.L202])" office:value-type="string" office:string-value="5B2" calcext:value-type="string">
            <text:p>5B2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61" calcext:value-type="float">
            <text:p>1461</text:p>
          </table:table-cell>
          <table:table-cell table:formula="of:=DEC2HEX([.L203])" office:value-type="string" office:string-value="5B5" calcext:value-type="string">
            <text:p>5B5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40" calcext:value-type="float">
            <text:p>4740</text:p>
          </table:table-cell>
          <table:table-cell table:formula="of:=DEC2HEX([.L204])" office:value-type="string" office:string-value="1284" calcext:value-type="string">
            <text:p>128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43" calcext:value-type="float">
            <text:p>4743</text:p>
          </table:table-cell>
          <table:table-cell table:formula="of:=DEC2HEX([.L205])" office:value-type="string" office:string-value="1287" calcext:value-type="string">
            <text:p>128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46" calcext:value-type="float">
            <text:p>4746</text:p>
          </table:table-cell>
          <table:table-cell table:formula="of:=DEC2HEX([.L206])" office:value-type="string" office:string-value="128A" calcext:value-type="string">
            <text:p>128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49" calcext:value-type="float">
            <text:p>4749</text:p>
          </table:table-cell>
          <table:table-cell table:formula="of:=DEC2HEX([.L207])" office:value-type="string" office:string-value="128D" calcext:value-type="string">
            <text:p>128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52" calcext:value-type="float">
            <text:p>4752</text:p>
          </table:table-cell>
          <table:table-cell table:formula="of:=DEC2HEX([.L208])" office:value-type="string" office:string-value="1290" calcext:value-type="string">
            <text:p>129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55" calcext:value-type="float">
            <text:p>4755</text:p>
          </table:table-cell>
          <table:table-cell table:formula="of:=DEC2HEX([.L209])" office:value-type="string" office:string-value="1293" calcext:value-type="string">
            <text:p>129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58" calcext:value-type="float">
            <text:p>4758</text:p>
          </table:table-cell>
          <table:table-cell table:formula="of:=DEC2HEX([.L210])" office:value-type="string" office:string-value="1296" calcext:value-type="string">
            <text:p>129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61" calcext:value-type="float">
            <text:p>4761</text:p>
          </table:table-cell>
          <table:table-cell table:formula="of:=DEC2HEX([.L211])" office:value-type="string" office:string-value="1299" calcext:value-type="string">
            <text:p>129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64" calcext:value-type="float">
            <text:p>4764</text:p>
          </table:table-cell>
          <table:table-cell table:formula="of:=DEC2HEX([.L212])" office:value-type="string" office:string-value="129C" calcext:value-type="string">
            <text:p>129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67" calcext:value-type="float">
            <text:p>4767</text:p>
          </table:table-cell>
          <table:table-cell table:formula="of:=DEC2HEX([.L213])" office:value-type="string" office:string-value="129F" calcext:value-type="string">
            <text:p>129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70" calcext:value-type="float">
            <text:p>4770</text:p>
          </table:table-cell>
          <table:table-cell table:formula="of:=DEC2HEX([.L214])" office:value-type="string" office:string-value="12A2" calcext:value-type="string">
            <text:p>12A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73" calcext:value-type="float">
            <text:p>4773</text:p>
          </table:table-cell>
          <table:table-cell table:formula="of:=DEC2HEX([.L215])" office:value-type="string" office:string-value="12A5" calcext:value-type="string">
            <text:p>12A5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76" calcext:value-type="float">
            <text:p>4776</text:p>
          </table:table-cell>
          <table:table-cell table:formula="of:=DEC2HEX([.L216])" office:value-type="string" office:string-value="12A8" calcext:value-type="string">
            <text:p>12A8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79" calcext:value-type="float">
            <text:p>4779</text:p>
          </table:table-cell>
          <table:table-cell table:formula="of:=DEC2HEX([.L217])" office:value-type="string" office:string-value="12AB" calcext:value-type="string">
            <text:p>12AB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2" calcext:value-type="float">
            <text:p>4782</text:p>
          </table:table-cell>
          <table:table-cell table:formula="of:=DEC2HEX([.L218])" office:value-type="string" office:string-value="12AE" calcext:value-type="string">
            <text:p>12AE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85" calcext:value-type="float">
            <text:p>4785</text:p>
          </table:table-cell>
          <table:table-cell table:formula="of:=DEC2HEX([.L219])" office:value-type="string" office:string-value="12B1" calcext:value-type="string">
            <text:p>12B1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8" calcext:value-type="float">
            <text:p>4788</text:p>
          </table:table-cell>
          <table:table-cell table:formula="of:=DEC2HEX([.L220])" office:value-type="string" office:string-value="12B4" calcext:value-type="string">
            <text:p>12B4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91" calcext:value-type="float">
            <text:p>4791</text:p>
          </table:table-cell>
          <table:table-cell table:formula="of:=DEC2HEX([.L221])" office:value-type="string" office:string-value="12B7" calcext:value-type="string">
            <text:p>12B7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sword</text:p>
          </table:table-cell>
          <table:table-cell office:value-type="float" office:value="4794" calcext:value-type="float">
            <text:p>4794</text:p>
          </table:table-cell>
          <table:table-cell table:formula="of:=DEC2HEX([.L222])" office:value-type="string" office:string-value="12BA" calcext:value-type="string">
            <text:p>12BA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table:number-columns-repeated="1636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97" calcext:value-type="float">
            <text:p>4797</text:p>
          </table:table-cell>
          <table:table-cell table:formula="of:=DEC2HEX([.L223])" office:value-type="string" office:string-value="12BD" calcext:value-type="string">
            <text:p>12BD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00" calcext:value-type="float">
            <text:p>4800</text:p>
          </table:table-cell>
          <table:table-cell table:formula="of:=DEC2HEX([.L224])" office:value-type="string" office:string-value="12C0" calcext:value-type="string">
            <text:p>12C0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03" calcext:value-type="float">
            <text:p>4803</text:p>
          </table:table-cell>
          <table:table-cell table:formula="of:=DEC2HEX([.L225])" office:value-type="string" office:string-value="12C3" calcext:value-type="string">
            <text:p>12C3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806" calcext:value-type="float">
            <text:p>4806</text:p>
          </table:table-cell>
          <table:table-cell table:formula="of:=DEC2HEX([.L226])" office:value-type="string" office:string-value="12C6" calcext:value-type="string">
            <text:p>12C6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809" calcext:value-type="float">
            <text:p>4809</text:p>
          </table:table-cell>
          <table:table-cell table:formula="of:=DEC2HEX([.L227])" office:value-type="string" office:string-value="12C9" calcext:value-type="string">
            <text:p>12C9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word</text:p>
          </table:table-cell>
          <table:table-cell office:value-type="float" office:value="4812" calcext:value-type="float">
            <text:p>4812</text:p>
          </table:table-cell>
          <table:table-cell table:formula="of:=DEC2HEX([.L228])" office:value-type="string" office:string-value="12CC" calcext:value-type="string">
            <text:p>12CC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15" calcext:value-type="float">
            <text:p>4815</text:p>
          </table:table-cell>
          <table:table-cell table:formula="of:=DEC2HEX([.L229])" office:value-type="string" office:string-value="12CF" calcext:value-type="string">
            <text:p>12CF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18" calcext:value-type="float">
            <text:p>4818</text:p>
          </table:table-cell>
          <table:table-cell table:formula="of:=DEC2HEX([.L230])" office:value-type="string" office:string-value="12D2" calcext:value-type="string">
            <text:p>12D2</text:p>
          </table:table-cell>
          <table:table-cell table:number-columns-repeated="2"/>
          <table:table-cell table:style-name="ce10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13" calcext:value-type="float">
            <text:p>4413</text:p>
          </table:table-cell>
          <table:table-cell table:formula="of:=DEC2HEX([.L231])" office:value-type="string" office:string-value="113D" calcext:value-type="string">
            <text:p>113D</text:p>
          </table:table-cell>
          <table:table-cell/>
          <table:table-cell office:value-type="string" calcext:value-type="string">
            <text:p>same event as 42, 2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83" calcext:value-type="float">
            <text:p>88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16" calcext:value-type="float">
            <text:p>4416</text:p>
          </table:table-cell>
          <table:table-cell table:formula="of:=DEC2HEX([.L232])" office:value-type="string" office:string-value="1140" calcext:value-type="string">
            <text:p>1140</text:p>
          </table:table-cell>
          <table:table-cell/>
          <table:table-cell office:value-type="string" calcext:value-type="string">
            <text:p>same event as 50, 35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419" calcext:value-type="float">
            <text:p>4419</text:p>
          </table:table-cell>
          <table:table-cell table:formula="of:=DEC2HEX([.L233])" office:value-type="string" office:string-value="1143" calcext:value-type="string">
            <text:p>1143</text:p>
          </table:table-cell>
          <table:table-cell/>
          <table:table-cell office:value-type="string" calcext:value-type="string">
            <text:p>same event as 43, 37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422" calcext:value-type="float">
            <text:p>4422</text:p>
          </table:table-cell>
          <table:table-cell table:formula="of:=DEC2HEX([.L234])" office:value-type="string" office:string-value="1146" calcext:value-type="string">
            <text:p>1146</text:p>
          </table:table-cell>
          <table:table-cell/>
          <table:table-cell office:value-type="string" calcext:value-type="string">
            <text:p>same event as 19, 39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8882" calcext:value-type="float">
            <text:p>88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25" calcext:value-type="float">
            <text:p>4425</text:p>
          </table:table-cell>
          <table:table-cell table:formula="of:=DEC2HEX([.L235])" office:value-type="string" office:string-value="1149" calcext:value-type="string">
            <text:p>1149</text:p>
          </table:table-cell>
          <table:table-cell/>
          <table:table-cell office:value-type="string" calcext:value-type="string">
            <text:p>same event as 34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428" calcext:value-type="float">
            <text:p>4428</text:p>
          </table:table-cell>
          <table:table-cell table:formula="of:=DEC2HEX([.L236])" office:value-type="string" office:string-value="114C" calcext:value-type="string">
            <text:p>114C</text:p>
          </table:table-cell>
          <table:table-cell/>
          <table:table-cell office:value-type="string" calcext:value-type="string">
            <text:p>same event as 18, 26 but that’s broken</text:p>
          </table:table-cell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13" calcext:value-type="float">
            <text:p>513</text:p>
          </table:table-cell>
          <table:table-cell office:value-type="float" office:value="8847" calcext:value-type="float">
            <text:p>8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1" calcext:value-type="float">
            <text:p>4431</text:p>
          </table:table-cell>
          <table:table-cell table:formula="of:=DEC2HEX([.L237])" office:value-type="string" office:string-value="114F" calcext:value-type="string">
            <text:p>114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434" calcext:value-type="float">
            <text:p>4434</text:p>
          </table:table-cell>
          <table:table-cell table:formula="of:=DEC2HEX([.L238])" office:value-type="string" office:string-value="1152" calcext:value-type="string">
            <text:p>115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7" calcext:value-type="float">
            <text:p>4437</text:p>
          </table:table-cell>
          <table:table-cell table:formula="of:=DEC2HEX([.L239])" office:value-type="string" office:string-value="1155" calcext:value-type="string">
            <text:p>115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440" calcext:value-type="float">
            <text:p>4440</text:p>
          </table:table-cell>
          <table:table-cell table:formula="of:=DEC2HEX([.L240])" office:value-type="string" office:string-value="1158" calcext:value-type="string">
            <text:p>115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8884" calcext:value-type="float">
            <text:p>8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43" calcext:value-type="float">
            <text:p>4443</text:p>
          </table:table-cell>
          <table:table-cell table:formula="of:=DEC2HEX([.L241])" office:value-type="string" office:string-value="115B" calcext:value-type="string">
            <text:p>115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02" calcext:value-type="float">
            <text:p>4302</text:p>
          </table:table-cell>
          <table:table-cell table:formula="of:=DEC2HEX([.L242])" office:value-type="string" office:string-value="10CE" calcext:value-type="string">
            <text:p>10C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26" calcext:value-type="float">
            <text:p>4326</text:p>
          </table:table-cell>
          <table:table-cell table:formula="of:=DEC2HEX([.L243])" office:value-type="string" office:string-value="10E6" calcext:value-type="string">
            <text:p>10E6</text:p>
          </table:table-cell>
          <table:table-cell/>
          <table:table-cell office:value-type="string" calcext:value-type="string">
            <text:p><text:span text:style-name="T1">unreachable</text:span> but same event as 44, 77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29" calcext:value-type="float">
            <text:p>4329</text:p>
          </table:table-cell>
          <table:table-cell table:formula="of:=DEC2HEX([.L244])" office:value-type="string" office:string-value="10E9" calcext:value-type="string">
            <text:p>10E9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32" calcext:value-type="float">
            <text:p>4332</text:p>
          </table:table-cell>
          <table:table-cell table:formula="of:=DEC2HEX([.L245])" office:value-type="string" office:string-value="10EC" calcext:value-type="string">
            <text:p>10E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35" calcext:value-type="float">
            <text:p>4335</text:p>
          </table:table-cell>
          <table:table-cell table:formula="of:=DEC2HEX([.L246])" office:value-type="string" office:string-value="10EF" calcext:value-type="string">
            <text:p>10E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38" calcext:value-type="float">
            <text:p>4338</text:p>
          </table:table-cell>
          <table:table-cell table:formula="of:=DEC2HEX([.L247])" office:value-type="string" office:string-value="10F2" calcext:value-type="string">
            <text:p>10F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41" calcext:value-type="float">
            <text:p>4341</text:p>
          </table:table-cell>
          <table:table-cell table:formula="of:=DEC2HEX([.L248])" office:value-type="string" office:string-value="10F5" calcext:value-type="string">
            <text:p>10F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44" calcext:value-type="float">
            <text:p>4344</text:p>
          </table:table-cell>
          <table:table-cell table:formula="of:=DEC2HEX([.L249])" office:value-type="string" office:string-value="10F8" calcext:value-type="string">
            <text:p>10F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47" calcext:value-type="float">
            <text:p>4347</text:p>
          </table:table-cell>
          <table:table-cell table:formula="of:=DEC2HEX([.L250])" office:value-type="string" office:string-value="10FB" calcext:value-type="string">
            <text:p>10F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50" calcext:value-type="float">
            <text:p>4350</text:p>
          </table:table-cell>
          <table:table-cell table:formula="of:=DEC2HEX([.L251])" office:value-type="string" office:string-value="10FE" calcext:value-type="string">
            <text:p>10FE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53" calcext:value-type="float">
            <text:p>4353</text:p>
          </table:table-cell>
          <table:table-cell table:formula="of:=DEC2HEX([.L252])" office:value-type="string" office:string-value="1101" calcext:value-type="string">
            <text:p>1101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6" calcext:value-type="float">
            <text:p>4356</text:p>
          </table:table-cell>
          <table:table-cell table:formula="of:=DEC2HEX([.L253])" office:value-type="string" office:string-value="1104" calcext:value-type="string">
            <text:p>1104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9" calcext:value-type="float">
            <text:p>4359</text:p>
          </table:table-cell>
          <table:table-cell table:formula="of:=DEC2HEX([.L254])" office:value-type="string" office:string-value="1107" calcext:value-type="string">
            <text:p>1107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62" calcext:value-type="float">
            <text:p>4362</text:p>
          </table:table-cell>
          <table:table-cell table:formula="of:=DEC2HEX([.L255])" office:value-type="string" office:string-value="110A" calcext:value-type="string">
            <text:p>110A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65" calcext:value-type="float">
            <text:p>4365</text:p>
          </table:table-cell>
          <table:table-cell table:formula="of:=DEC2HEX([.L256])" office:value-type="string" office:string-value="110D" calcext:value-type="string">
            <text:p>110D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68" calcext:value-type="float">
            <text:p>4368</text:p>
          </table:table-cell>
          <table:table-cell table:formula="of:=DEC2HEX([.L257])" office:value-type="string" office:string-value="1110" calcext:value-type="string">
            <text:p>1110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1" calcext:value-type="float">
            <text:p>4371</text:p>
          </table:table-cell>
          <table:table-cell table:formula="of:=DEC2HEX([.L258])" office:value-type="string" office:string-value="1113" calcext:value-type="string">
            <text:p>1113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74" calcext:value-type="float">
            <text:p>4374</text:p>
          </table:table-cell>
          <table:table-cell table:formula="of:=DEC2HEX([.L259])" office:value-type="string" office:string-value="1116" calcext:value-type="string">
            <text:p>1116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Swamp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7" calcext:value-type="float">
            <text:p>4377</text:p>
          </table:table-cell>
          <table:table-cell table:formula="of:=DEC2HEX([.L260])" office:value-type="string" office:string-value="1119" calcext:value-type="string">
            <text:p>1119</text:p>
          </table:table-cell>
          <table:table-cell/>
          <table:table-cell office:value-type="string" calcext:value-type="string">
            <text:p><text:span text:style-name="T1">unreachable</text:span> but same event as 18, 15</text:p>
          </table:table-cell>
          <table:table-cell table:style-name="ce10" office:value-type="string" calcext:value-type="string">
            <text:p>Swam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80" calcext:value-type="float">
            <text:p>4380</text:p>
          </table:table-cell>
          <table:table-cell table:formula="of:=DEC2HEX([.L261])" office:value-type="string" office:string-value="111C" calcext:value-type="string">
            <text:p>111C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83" calcext:value-type="float">
            <text:p>4383</text:p>
          </table:table-cell>
          <table:table-cell table:formula="of:=DEC2HEX([.L262])" office:value-type="string" office:string-value="111F" calcext:value-type="string">
            <text:p>111F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86" calcext:value-type="float">
            <text:p>4386</text:p>
          </table:table-cell>
          <table:table-cell table:formula="of:=DEC2HEX([.L263])" office:value-type="string" office:string-value="1122" calcext:value-type="string">
            <text:p>1122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89" calcext:value-type="float">
            <text:p>4389</text:p>
          </table:table-cell>
          <table:table-cell table:formula="of:=DEC2HEX([.L264])" office:value-type="string" office:string-value="1125" calcext:value-type="string">
            <text:p>1125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92" calcext:value-type="float">
            <text:p>4392</text:p>
          </table:table-cell>
          <table:table-cell table:formula="of:=DEC2HEX([.L265])" office:value-type="string" office:string-value="1128" calcext:value-type="string">
            <text:p>1128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47" calcext:value-type="float">
            <text:p>8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95" calcext:value-type="float">
            <text:p>4395</text:p>
          </table:table-cell>
          <table:table-cell table:formula="of:=DEC2HEX([.L266])" office:value-type="string" office:string-value="112B" calcext:value-type="string">
            <text:p>112B</text:p>
          </table:table-cell>
          <table:table-cell table:number-columns-repeated="2"/>
          <table:table-cell table:style-name="ce10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 office:value-type="float" office:value="8880" calcext:value-type="float">
            <text:p>8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98" calcext:value-type="float">
            <text:p>2298</text:p>
          </table:table-cell>
          <table:table-cell table:formula="of:=DEC2HEX([.L267])" office:value-type="string" office:string-value="8FA" calcext:value-type="string">
            <text:p>8F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f</text:p>
          </table:table-cell>
          <table:table-cell table:number-columns-repeated="1636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31" calcext:value-type="float">
            <text:p>2331</text:p>
          </table:table-cell>
          <table:table-cell table:formula="of:=DEC2HEX([.L268])" office:value-type="string" office:string-value="91B" calcext:value-type="string">
            <text:p>91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c</text:p>
          </table:table-cell>
          <table:table-cell table:number-columns-repeated="1636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34" calcext:value-type="float">
            <text:p>2334</text:p>
          </table:table-cell>
          <table:table-cell table:formula="of:=DEC2HEX([.L269])" office:value-type="string" office:string-value="91E" calcext:value-type="string">
            <text:p>91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9" calcext:value-type="float">
            <text:p>8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337" calcext:value-type="float">
            <text:p>2337</text:p>
          </table:table-cell>
          <table:table-cell table:formula="of:=DEC2HEX([.L270])" office:value-type="string" office:string-value="921" calcext:value-type="string">
            <text:p>92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40" calcext:value-type="float">
            <text:p>2340</text:p>
          </table:table-cell>
          <table:table-cell table:formula="of:=DEC2HEX([.L271])" office:value-type="string" office:string-value="924" calcext:value-type="string">
            <text:p>92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43" calcext:value-type="float">
            <text:p>2343</text:p>
          </table:table-cell>
          <table:table-cell table:formula="of:=DEC2HEX([.L272])" office:value-type="string" office:string-value="927" calcext:value-type="string">
            <text:p>92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46" calcext:value-type="float">
            <text:p>2346</text:p>
          </table:table-cell>
          <table:table-cell table:formula="of:=DEC2HEX([.L273])" office:value-type="string" office:string-value="92A" calcext:value-type="string">
            <text:p>92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349" calcext:value-type="float">
            <text:p>2349</text:p>
          </table:table-cell>
          <table:table-cell table:formula="of:=DEC2HEX([.L274])" office:value-type="string" office:string-value="92D" calcext:value-type="string">
            <text:p>92D</text:p>
          </table:table-cell>
          <table:table-cell table:number-columns-repeated="2"/>
          <table:table-cell table:style-name="ce10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4"/>
          <table:table-cell office:value-type="string" calcext:value-type="string">
            <text:p>60a</text:p>
          </table:table-cell>
          <table:table-cell table:number-columns-repeated="1636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16" calcext:value-type="float">
            <text:p>516</text:p>
          </table:table-cell>
          <table:table-cell office:value-type="float" office:value="8879" calcext:value-type="float">
            <text:p>88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352" calcext:value-type="float">
            <text:p>2352</text:p>
          </table:table-cell>
          <table:table-cell table:formula="of:=DEC2HEX([.L275])" office:value-type="string" office:string-value="930" calcext:value-type="string">
            <text:p>93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d</text:p>
          </table:table-cell>
          <table:table-cell table:number-columns-repeated="1636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55" calcext:value-type="float">
            <text:p>2355</text:p>
          </table:table-cell>
          <table:table-cell table:formula="of:=DEC2HEX([.L276])" office:value-type="string" office:string-value="933" calcext:value-type="string">
            <text:p>93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i</text:p>
          </table:table-cell>
          <table:table-cell table:number-columns-repeated="1636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58" calcext:value-type="float">
            <text:p>2358</text:p>
          </table:table-cell>
          <table:table-cell table:formula="of:=DEC2HEX([.L277])" office:value-type="string" office:string-value="936" calcext:value-type="string">
            <text:p>93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j</text:p>
          </table:table-cell>
          <table:table-cell table:number-columns-repeated="1636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61" calcext:value-type="float">
            <text:p>2361</text:p>
          </table:table-cell>
          <table:table-cell table:formula="of:=DEC2HEX([.L278])" office:value-type="string" office:string-value="939" calcext:value-type="string">
            <text:p>93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64" calcext:value-type="float">
            <text:p>2364</text:p>
          </table:table-cell>
          <table:table-cell table:formula="of:=DEC2HEX([.L279])" office:value-type="string" office:string-value="93C" calcext:value-type="string">
            <text:p>93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67" calcext:value-type="float">
            <text:p>2367</text:p>
          </table:table-cell>
          <table:table-cell table:formula="of:=DEC2HEX([.L280])" office:value-type="string" office:string-value="93F" calcext:value-type="string">
            <text:p>93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39" calcext:value-type="float">
            <text:p>2139</text:p>
          </table:table-cell>
          <table:table-cell table:formula="of:=DEC2HEX([.L281])" office:value-type="string" office:string-value="85B" calcext:value-type="string">
            <text:p>85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42" calcext:value-type="float">
            <text:p>2142</text:p>
          </table:table-cell>
          <table:table-cell table:formula="of:=DEC2HEX([.L282])" office:value-type="string" office:string-value="85E" calcext:value-type="string">
            <text:p>85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45" calcext:value-type="float">
            <text:p>2145</text:p>
          </table:table-cell>
          <table:table-cell table:formula="of:=DEC2HEX([.L283])" office:value-type="string" office:string-value="861" calcext:value-type="string">
            <text:p>86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48" calcext:value-type="float">
            <text:p>2148</text:p>
          </table:table-cell>
          <table:table-cell table:formula="of:=DEC2HEX([.L284])" office:value-type="string" office:string-value="864" calcext:value-type="string">
            <text:p>86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5" calcext:value-type="float">
            <text:p>8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51" calcext:value-type="float">
            <text:p>2151</text:p>
          </table:table-cell>
          <table:table-cell table:formula="of:=DEC2HEX([.L285])" office:value-type="string" office:string-value="867" calcext:value-type="string">
            <text:p>86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60" calcext:value-type="float">
            <text:p>2160</text:p>
          </table:table-cell>
          <table:table-cell table:formula="of:=DEC2HEX([.L286])" office:value-type="string" office:string-value="870" calcext:value-type="string">
            <text:p>87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63" calcext:value-type="float">
            <text:p>2163</text:p>
          </table:table-cell>
          <table:table-cell table:formula="of:=DEC2HEX([.L287])" office:value-type="string" office:string-value="873" calcext:value-type="string">
            <text:p>87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66" calcext:value-type="float">
            <text:p>2166</text:p>
          </table:table-cell>
          <table:table-cell table:formula="of:=DEC2HEX([.L288])" office:value-type="string" office:string-value="876" calcext:value-type="string">
            <text:p>87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69" calcext:value-type="float">
            <text:p>2169</text:p>
          </table:table-cell>
          <table:table-cell table:formula="of:=DEC2HEX([.L289])" office:value-type="string" office:string-value="879" calcext:value-type="string">
            <text:p>87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72" calcext:value-type="float">
            <text:p>2172</text:p>
          </table:table-cell>
          <table:table-cell table:formula="of:=DEC2HEX([.L290])" office:value-type="string" office:string-value="87C" calcext:value-type="string">
            <text:p>87C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75" calcext:value-type="float">
            <text:p>2175</text:p>
          </table:table-cell>
          <table:table-cell table:formula="of:=DEC2HEX([.L291])" office:value-type="string" office:string-value="87F" calcext:value-type="string">
            <text:p>87F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78" calcext:value-type="float">
            <text:p>2178</text:p>
          </table:table-cell>
          <table:table-cell table:formula="of:=DEC2HEX([.L292])" office:value-type="string" office:string-value="882" calcext:value-type="string">
            <text:p>882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7" calcext:value-type="float">
            <text:p>8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81" calcext:value-type="float">
            <text:p>2181</text:p>
          </table:table-cell>
          <table:table-cell table:formula="of:=DEC2HEX([.L293])" office:value-type="string" office:string-value="885" calcext:value-type="string">
            <text:p>885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84" calcext:value-type="float">
            <text:p>2184</text:p>
          </table:table-cell>
          <table:table-cell table:formula="of:=DEC2HEX([.L294])" office:value-type="string" office:string-value="888" calcext:value-type="string">
            <text:p>888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87" calcext:value-type="float">
            <text:p>2187</text:p>
          </table:table-cell>
          <table:table-cell table:formula="of:=DEC2HEX([.L295])" office:value-type="string" office:string-value="88B" calcext:value-type="string">
            <text:p>88B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90" calcext:value-type="float">
            <text:p>2190</text:p>
          </table:table-cell>
          <table:table-cell table:formula="of:=DEC2HEX([.L296])" office:value-type="string" office:string-value="88E" calcext:value-type="string">
            <text:p>88E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93" calcext:value-type="float">
            <text:p>2193</text:p>
          </table:table-cell>
          <table:table-cell table:formula="of:=DEC2HEX([.L297])" office:value-type="string" office:string-value="891" calcext:value-type="string">
            <text:p>891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96" calcext:value-type="float">
            <text:p>2196</text:p>
          </table:table-cell>
          <table:table-cell table:formula="of:=DEC2HEX([.L298])" office:value-type="string" office:string-value="894" calcext:value-type="string">
            <text:p>894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99" calcext:value-type="float">
            <text:p>2199</text:p>
          </table:table-cell>
          <table:table-cell table:formula="of:=DEC2HEX([.L299])" office:value-type="string" office:string-value="897" calcext:value-type="string">
            <text:p>897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02" calcext:value-type="float">
            <text:p>2202</text:p>
          </table:table-cell>
          <table:table-cell table:formula="of:=DEC2HEX([.L300])" office:value-type="string" office:string-value="89A" calcext:value-type="string">
            <text:p>89A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205" calcext:value-type="float">
            <text:p>2205</text:p>
          </table:table-cell>
          <table:table-cell table:formula="of:=DEC2HEX([.L301])" office:value-type="string" office:string-value="89D" calcext:value-type="string">
            <text:p>89D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208" calcext:value-type="float">
            <text:p>2208</text:p>
          </table:table-cell>
          <table:table-cell table:formula="of:=DEC2HEX([.L302])" office:value-type="string" office:string-value="8A0" calcext:value-type="string">
            <text:p>8A0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211" calcext:value-type="float">
            <text:p>2211</text:p>
          </table:table-cell>
          <table:table-cell table:formula="of:=DEC2HEX([.L303])" office:value-type="string" office:string-value="8A3" calcext:value-type="string">
            <text:p>8A3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214" calcext:value-type="float">
            <text:p>2214</text:p>
          </table:table-cell>
          <table:table-cell table:formula="of:=DEC2HEX([.L304])" office:value-type="string" office:string-value="8A6" calcext:value-type="string">
            <text:p>8A6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217" calcext:value-type="float">
            <text:p>2217</text:p>
          </table:table-cell>
          <table:table-cell table:formula="of:=DEC2HEX([.L305])" office:value-type="string" office:string-value="8A9" calcext:value-type="string">
            <text:p>8A9</text:p>
          </table:table-cell>
          <table:table-cell table:number-columns-repeated="2"/>
          <table:table-cell table:style-name="ce10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8881" calcext:value-type="float">
            <text:p>88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23" calcext:value-type="float">
            <text:p>2523</text:p>
          </table:table-cell>
          <table:table-cell table:formula="of:=DEC2HEX([.L306])" office:value-type="string" office:string-value="9DB" calcext:value-type="string">
            <text:p>9DB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526" calcext:value-type="float">
            <text:p>2526</text:p>
          </table:table-cell>
          <table:table-cell table:formula="of:=DEC2HEX([.L307])" office:value-type="string" office:string-value="9DE" calcext:value-type="string">
            <text:p>9DE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529" calcext:value-type="float">
            <text:p>2529</text:p>
          </table:table-cell>
          <table:table-cell table:formula="of:=DEC2HEX([.L308])" office:value-type="string" office:string-value="9E1" calcext:value-type="string">
            <text:p>9E1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81" calcext:value-type="float">
            <text:p>8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532" calcext:value-type="float">
            <text:p>2532</text:p>
          </table:table-cell>
          <table:table-cell table:formula="of:=DEC2HEX([.L309])" office:value-type="string" office:string-value="9E4" calcext:value-type="string">
            <text:p>9E4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81" calcext:value-type="float">
            <text:p>8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535" calcext:value-type="float">
            <text:p>2535</text:p>
          </table:table-cell>
          <table:table-cell table:formula="of:=DEC2HEX([.L310])" office:value-type="string" office:string-value="9E7" calcext:value-type="string">
            <text:p>9E7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8881" calcext:value-type="float">
            <text:p>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538" calcext:value-type="float">
            <text:p>2538</text:p>
          </table:table-cell>
          <table:table-cell table:formula="of:=DEC2HEX([.L311])" office:value-type="string" office:string-value="9EA" calcext:value-type="string">
            <text:p>9EA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81" calcext:value-type="float">
            <text:p>8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541" calcext:value-type="float">
            <text:p>2541</text:p>
          </table:table-cell>
          <table:table-cell table:formula="of:=DEC2HEX([.L312])" office:value-type="string" office:string-value="9ED" calcext:value-type="string">
            <text:p>9ED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544" calcext:value-type="float">
            <text:p>2544</text:p>
          </table:table-cell>
          <table:table-cell table:formula="of:=DEC2HEX([.L313])" office:value-type="string" office:string-value="9F0" calcext:value-type="string">
            <text:p>9F0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47" calcext:value-type="float">
            <text:p>2547</text:p>
          </table:table-cell>
          <table:table-cell table:formula="of:=DEC2HEX([.L314])" office:value-type="string" office:string-value="9F3" calcext:value-type="string">
            <text:p>9F3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office:value-type="float" office:value="8915" calcext:value-type="float">
            <text:p>89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914" calcext:value-type="float">
            <text:p>1914</text:p>
          </table:table-cell>
          <table:table-cell table:formula="of:=DEC2HEX([.L315])" office:value-type="string" office:string-value="77A" calcext:value-type="string">
            <text:p>77A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915" calcext:value-type="float">
            <text:p>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917" calcext:value-type="float">
            <text:p>1917</text:p>
          </table:table-cell>
          <table:table-cell table:formula="of:=DEC2HEX([.L316])" office:value-type="string" office:string-value="77D" calcext:value-type="string">
            <text:p>77D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920" calcext:value-type="float">
            <text:p>1920</text:p>
          </table:table-cell>
          <table:table-cell table:formula="of:=DEC2HEX([.L317])" office:value-type="string" office:string-value="780" calcext:value-type="string">
            <text:p>780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923" calcext:value-type="float">
            <text:p>1923</text:p>
          </table:table-cell>
          <table:table-cell table:formula="of:=DEC2HEX([.L318])" office:value-type="string" office:string-value="783" calcext:value-type="string">
            <text:p>783</text:p>
          </table:table-cell>
          <table:table-cell table:number-columns-repeated="2"/>
          <table:table-cell table:style-name="ce10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252" calcext:value-type="float">
            <text:p>3252</text:p>
          </table:table-cell>
          <table:table-cell table:formula="of:=DEC2HEX([.L319])" office:value-type="string" office:string-value="CB4" calcext:value-type="string">
            <text:p>CB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255" calcext:value-type="float">
            <text:p>3255</text:p>
          </table:table-cell>
          <table:table-cell table:formula="of:=DEC2HEX([.L320])" office:value-type="string" office:string-value="CB7" calcext:value-type="string">
            <text:p>CB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258" calcext:value-type="float">
            <text:p>3258</text:p>
          </table:table-cell>
          <table:table-cell table:formula="of:=DEC2HEX([.L321])" office:value-type="string" office:string-value="CBA" calcext:value-type="string">
            <text:p>CB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261" calcext:value-type="float">
            <text:p>3261</text:p>
          </table:table-cell>
          <table:table-cell table:formula="of:=DEC2HEX([.L322])" office:value-type="string" office:string-value="CBD" calcext:value-type="string">
            <text:p>CB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4" calcext:value-type="float">
            <text:p>514</text:p>
          </table:table-cell>
          <table:table-cell office:value-type="float" office:value="8912" calcext:value-type="float">
            <text:p>8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264" calcext:value-type="float">
            <text:p>3264</text:p>
          </table:table-cell>
          <table:table-cell table:formula="of:=DEC2HEX([.L323])" office:value-type="string" office:string-value="CC0" calcext:value-type="string">
            <text:p>CC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office:value-type="float" office:value="8912" calcext:value-type="float">
            <text:p>8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10" calcext:value-type="float">
            <text:p>510</text:p>
          </table:table-cell>
          <table:table-cell table:formula="of:=DEC2HEX([.L324])" office:value-type="string" office:string-value="1FE" calcext:value-type="string">
            <text:p>1F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13" calcext:value-type="float">
            <text:p>513</text:p>
          </table:table-cell>
          <table:table-cell table:formula="of:=DEC2HEX([.L325])" office:value-type="string" office:string-value="201" calcext:value-type="string">
            <text:p>20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aegis</text:p>
          </table:table-cell>
          <table:table-cell office:value-type="float" office:value="516" calcext:value-type="float">
            <text:p>516</text:p>
          </table:table-cell>
          <table:table-cell table:formula="of:=DEC2HEX([.L326])" office:value-type="string" office:string-value="204" calcext:value-type="string">
            <text:p>20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aegis</text:p>
          </table:table-cell>
          <table:table-cell office:value-type="float" office:value="519" calcext:value-type="float">
            <text:p>519</text:p>
          </table:table-cell>
          <table:table-cell table:formula="of:=DEC2HEX([.L327])" office:value-type="string" office:string-value="207" calcext:value-type="string">
            <text:p>20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aegis</text:p>
          </table:table-cell>
          <table:table-cell office:value-type="float" office:value="522" calcext:value-type="float">
            <text:p>522</text:p>
          </table:table-cell>
          <table:table-cell table:formula="of:=DEC2HEX([.L328])" office:value-type="string" office:string-value="20A" calcext:value-type="string">
            <text:p>20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aegis</text:p>
          </table:table-cell>
          <table:table-cell office:value-type="float" office:value="525" calcext:value-type="float">
            <text:p>525</text:p>
          </table:table-cell>
          <table:table-cell table:formula="of:=DEC2HEX([.L329])" office:value-type="string" office:string-value="20D" calcext:value-type="string">
            <text:p>20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28" calcext:value-type="float">
            <text:p>528</text:p>
          </table:table-cell>
          <table:table-cell table:formula="of:=DEC2HEX([.L330])" office:value-type="string" office:string-value="210" calcext:value-type="string">
            <text:p>21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31" calcext:value-type="float">
            <text:p>531</text:p>
          </table:table-cell>
          <table:table-cell table:formula="of:=DEC2HEX([.L331])" office:value-type="string" office:string-value="213" calcext:value-type="string">
            <text:p>21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aegis</text:p>
          </table:table-cell>
          <table:table-cell office:value-type="float" office:value="534" calcext:value-type="float">
            <text:p>534</text:p>
          </table:table-cell>
          <table:table-cell table:formula="of:=DEC2HEX([.L332])" office:value-type="string" office:string-value="216" calcext:value-type="string">
            <text:p>21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911" calcext:value-type="float">
            <text:p>8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aegis</text:p>
          </table:table-cell>
          <table:table-cell office:value-type="float" office:value="537" calcext:value-type="float">
            <text:p>537</text:p>
          </table:table-cell>
          <table:table-cell table:formula="of:=DEC2HEX([.L333])" office:value-type="string" office:string-value="219" calcext:value-type="string">
            <text:p>21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74" calcext:value-type="float">
            <text:p>1074</text:p>
          </table:table-cell>
          <table:table-cell table:formula="of:=DEC2HEX([.L334])" office:value-type="string" office:string-value="432" calcext:value-type="string">
            <text:p>432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77" calcext:value-type="float">
            <text:p>1077</text:p>
          </table:table-cell>
          <table:table-cell table:formula="of:=DEC2HEX([.L335])" office:value-type="string" office:string-value="435" calcext:value-type="string">
            <text:p>435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080" calcext:value-type="float">
            <text:p>1080</text:p>
          </table:table-cell>
          <table:table-cell table:formula="of:=DEC2HEX([.L336])" office:value-type="string" office:string-value="438" calcext:value-type="string">
            <text:p>438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083" calcext:value-type="float">
            <text:p>1083</text:p>
          </table:table-cell>
          <table:table-cell table:formula="of:=DEC2HEX([.L337])" office:value-type="string" office:string-value="43B" calcext:value-type="string">
            <text:p>43B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086" calcext:value-type="float">
            <text:p>1086</text:p>
          </table:table-cell>
          <table:table-cell table:formula="of:=DEC2HEX([.L338])" office:value-type="string" office:string-value="43E" calcext:value-type="string">
            <text:p>43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089" calcext:value-type="float">
            <text:p>1089</text:p>
          </table:table-cell>
          <table:table-cell table:formula="of:=DEC2HEX([.L339])" office:value-type="string" office:string-value="441" calcext:value-type="string">
            <text:p>44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092" calcext:value-type="float">
            <text:p>1092</text:p>
          </table:table-cell>
          <table:table-cell table:formula="of:=DEC2HEX([.L340])" office:value-type="string" office:string-value="444" calcext:value-type="string">
            <text:p>44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095" calcext:value-type="float">
            <text:p>1095</text:p>
          </table:table-cell>
          <table:table-cell table:formula="of:=DEC2HEX([.L341])" office:value-type="string" office:string-value="447" calcext:value-type="string">
            <text:p>44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98" calcext:value-type="float">
            <text:p>1098</text:p>
          </table:table-cell>
          <table:table-cell table:formula="of:=DEC2HEX([.L342])" office:value-type="string" office:string-value="44A" calcext:value-type="string">
            <text:p>44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01" calcext:value-type="float">
            <text:p>1101</text:p>
          </table:table-cell>
          <table:table-cell table:formula="of:=DEC2HEX([.L343])" office:value-type="string" office:string-value="44D" calcext:value-type="string">
            <text:p>44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04" calcext:value-type="float">
            <text:p>1104</text:p>
          </table:table-cell>
          <table:table-cell table:formula="of:=DEC2HEX([.L344])" office:value-type="string" office:string-value="450" calcext:value-type="string">
            <text:p>45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07" calcext:value-type="float">
            <text:p>1107</text:p>
          </table:table-cell>
          <table:table-cell table:formula="of:=DEC2HEX([.L345])" office:value-type="string" office:string-value="453" calcext:value-type="string">
            <text:p>45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10" calcext:value-type="float">
            <text:p>1110</text:p>
          </table:table-cell>
          <table:table-cell table:formula="of:=DEC2HEX([.L346])" office:value-type="string" office:string-value="456" calcext:value-type="string">
            <text:p>45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31" calcext:value-type="float">
            <text:p>531</text:p>
          </table:table-cell>
          <table:table-cell office:value-type="float" office:value="8888" calcext:value-type="float">
            <text:p>8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13" calcext:value-type="float">
            <text:p>1113</text:p>
          </table:table-cell>
          <table:table-cell table:formula="of:=DEC2HEX([.L347])" office:value-type="string" office:string-value="459" calcext:value-type="string">
            <text:p>45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81" calcext:value-type="float">
            <text:p>81</text:p>
          </table:table-cell>
          <table:table-cell table:formula="of:=DEC2HEX([.L348])" office:value-type="string" office:string-value="51" calcext:value-type="string">
            <text:p>5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84" calcext:value-type="float">
            <text:p>84</text:p>
          </table:table-cell>
          <table:table-cell table:formula="of:=DEC2HEX([.L349])" office:value-type="string" office:string-value="54" calcext:value-type="string">
            <text:p>5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87" calcext:value-type="float">
            <text:p>87</text:p>
          </table:table-cell>
          <table:table-cell table:formula="of:=DEC2HEX([.L350])" office:value-type="string" office:string-value="57" calcext:value-type="string">
            <text:p>5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0" calcext:value-type="float">
            <text:p>90</text:p>
          </table:table-cell>
          <table:table-cell table:formula="of:=DEC2HEX([.L351])" office:value-type="string" office:string-value="5A" calcext:value-type="string">
            <text:p>5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93" calcext:value-type="float">
            <text:p>93</text:p>
          </table:table-cell>
          <table:table-cell table:formula="of:=DEC2HEX([.L352])" office:value-type="string" office:string-value="5D" calcext:value-type="string">
            <text:p>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" calcext:value-type="float">
            <text:p>96</text:p>
          </table:table-cell>
          <table:table-cell table:formula="of:=DEC2HEX([.L353])" office:value-type="string" office:string-value="60" calcext:value-type="string">
            <text:p>6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" calcext:value-type="float">
            <text:p>99</text:p>
          </table:table-cell>
          <table:table-cell table:formula="of:=DEC2HEX([.L354])" office:value-type="string" office:string-value="63" calcext:value-type="string">
            <text:p>6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2" calcext:value-type="float">
            <text:p>102</text:p>
          </table:table-cell>
          <table:table-cell table:formula="of:=DEC2HEX([.L355])" office:value-type="string" office:string-value="66" calcext:value-type="string">
            <text:p>6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5" calcext:value-type="float">
            <text:p>105</text:p>
          </table:table-cell>
          <table:table-cell table:formula="of:=DEC2HEX([.L356])" office:value-type="string" office:string-value="69" calcext:value-type="string">
            <text:p>6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nze axe+</text:p>
          </table:table-cell>
          <table:table-cell office:value-type="float" office:value="108" calcext:value-type="float">
            <text:p>108</text:p>
          </table:table-cell>
          <table:table-cell table:formula="of:=DEC2HEX([.L357])" office:value-type="string" office:string-value="6C" calcext:value-type="string">
            <text:p>6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513" calcext:value-type="float">
            <text:p>513</text:p>
          </table:table-cell>
          <table:table-cell office:value-type="float" office:value="8914" calcext:value-type="float">
            <text:p>89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1" calcext:value-type="float">
            <text:p>111</text:p>
          </table:table-cell>
          <table:table-cell table:formula="of:=DEC2HEX([.L358])" office:value-type="string" office:string-value="6F" calcext:value-type="string">
            <text:p>6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8914" calcext:value-type="float">
            <text:p>89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nze axe+</text:p>
          </table:table-cell>
          <table:table-cell office:value-type="float" office:value="114" calcext:value-type="float">
            <text:p>114</text:p>
          </table:table-cell>
          <table:table-cell table:formula="of:=DEC2HEX([.L359])" office:value-type="string" office:string-value="72" calcext:value-type="string">
            <text:p>7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14" calcext:value-type="float">
            <text:p>514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ze axe+</text:p>
          </table:table-cell>
          <table:table-cell office:value-type="float" office:value="117" calcext:value-type="float">
            <text:p>117</text:p>
          </table:table-cell>
          <table:table-cell table:formula="of:=DEC2HEX([.L360])" office:value-type="string" office:string-value="75" calcext:value-type="string">
            <text:p>7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 office:value-type="float" office:value="8915" calcext:value-type="float">
            <text:p>8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e axe+</text:p>
          </table:table-cell>
          <table:table-cell office:value-type="float" office:value="120" calcext:value-type="float">
            <text:p>120</text:p>
          </table:table-cell>
          <table:table-cell table:formula="of:=DEC2HEX([.L361])" office:value-type="string" office:string-value="78" calcext:value-type="string">
            <text:p>7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2" calcext:value-type="float">
            <text:p>252</text:p>
          </table:table-cell>
          <table:table-cell table:formula="of:=DEC2HEX([.L362])" office:value-type="string" office:string-value="FC" calcext:value-type="string">
            <text:p>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5" calcext:value-type="float">
            <text:p>255</text:p>
          </table:table-cell>
          <table:table-cell table:formula="of:=DEC2HEX([.L363])" office:value-type="string" office:string-value="FF" calcext:value-type="string">
            <text:p>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97" calcext:value-type="float">
            <text:p>8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58" calcext:value-type="float">
            <text:p>258</text:p>
          </table:table-cell>
          <table:table-cell table:formula="of:=DEC2HEX([.L364])" office:value-type="string" office:string-value="102" calcext:value-type="string">
            <text:p>1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97" calcext:value-type="float">
            <text:p>8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1" calcext:value-type="float">
            <text:p>261</text:p>
          </table:table-cell>
          <table:table-cell table:formula="of:=DEC2HEX([.L365])" office:value-type="string" office:string-value="105" calcext:value-type="string">
            <text:p>1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897" calcext:value-type="float">
            <text:p>8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4" calcext:value-type="float">
            <text:p>264</text:p>
          </table:table-cell>
          <table:table-cell table:formula="of:=DEC2HEX([.L366])" office:value-type="string" office:string-value="108" calcext:value-type="string">
            <text:p>10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7" calcext:value-type="float">
            <text:p>267</text:p>
          </table:table-cell>
          <table:table-cell table:formula="of:=DEC2HEX([.L367])" office:value-type="string" office:string-value="10B" calcext:value-type="string">
            <text:p>10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70" calcext:value-type="float">
            <text:p>270</text:p>
          </table:table-cell>
          <table:table-cell table:formula="of:=DEC2HEX([.L368])" office:value-type="string" office:string-value="10E" calcext:value-type="string">
            <text:p>10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97" calcext:value-type="float">
            <text:p>8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73" calcext:value-type="float">
            <text:p>273</text:p>
          </table:table-cell>
          <table:table-cell table:formula="of:=DEC2HEX([.L369])" office:value-type="string" office:string-value="111" calcext:value-type="string">
            <text:p>11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office:value-type="float" office:value="8896" calcext:value-type="float">
            <text:p>8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76" calcext:value-type="float">
            <text:p>276</text:p>
          </table:table-cell>
          <table:table-cell table:formula="of:=DEC2HEX([.L370])" office:value-type="string" office:string-value="114" calcext:value-type="string">
            <text:p>11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14" calcext:value-type="float">
            <text:p>514</text:p>
          </table:table-cell>
          <table:table-cell office:value-type="float" office:value="8896" calcext:value-type="float">
            <text:p>88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79" calcext:value-type="float">
            <text:p>279</text:p>
          </table:table-cell>
          <table:table-cell table:formula="of:=DEC2HEX([.L371])" office:value-type="string" office:string-value="117" calcext:value-type="string">
            <text:p>11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82" calcext:value-type="float">
            <text:p>282</text:p>
          </table:table-cell>
          <table:table-cell table:formula="of:=DEC2HEX([.L372])" office:value-type="string" office:string-value="11A" calcext:value-type="string">
            <text:p>11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85" calcext:value-type="float">
            <text:p>285</text:p>
          </table:table-cell>
          <table:table-cell table:formula="of:=DEC2HEX([.L373])" office:value-type="string" office:string-value="11D" calcext:value-type="string">
            <text:p>11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297" calcext:value-type="float">
            <text:p>3297</text:p>
          </table:table-cell>
          <table:table-cell table:formula="of:=DEC2HEX([.L374])" office:value-type="string" office:string-value="CE1" calcext:value-type="string">
            <text:p>CE1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00" calcext:value-type="float">
            <text:p>3300</text:p>
          </table:table-cell>
          <table:table-cell table:formula="of:=DEC2HEX([.L375])" office:value-type="string" office:string-value="CE4" calcext:value-type="string">
            <text:p>C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03" calcext:value-type="float">
            <text:p>3303</text:p>
          </table:table-cell>
          <table:table-cell table:formula="of:=DEC2HEX([.L376])" office:value-type="string" office:string-value="CE7" calcext:value-type="string">
            <text:p>C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5" calcext:value-type="float">
            <text:p>525</text:p>
          </table:table-cell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06" calcext:value-type="float">
            <text:p>3306</text:p>
          </table:table-cell>
          <table:table-cell table:formula="of:=DEC2HEX([.L377])" office:value-type="string" office:string-value="CEA" calcext:value-type="string">
            <text:p>C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85" calcext:value-type="float">
            <text:p>8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09" calcext:value-type="float">
            <text:p>3309</text:p>
          </table:table-cell>
          <table:table-cell table:formula="of:=DEC2HEX([.L378])" office:value-type="string" office:string-value="CED" calcext:value-type="string">
            <text:p>C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312" calcext:value-type="float">
            <text:p>3312</text:p>
          </table:table-cell>
          <table:table-cell table:formula="of:=DEC2HEX([.L379])" office:value-type="string" office:string-value="CF0" calcext:value-type="string">
            <text:p>C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315" calcext:value-type="float">
            <text:p>3315</text:p>
          </table:table-cell>
          <table:table-cell table:formula="of:=DEC2HEX([.L380])" office:value-type="string" office:string-value="CF3" calcext:value-type="string">
            <text:p>C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3318" calcext:value-type="float">
            <text:p>3318</text:p>
          </table:table-cell>
          <table:table-cell table:formula="of:=DEC2HEX([.L381])" office:value-type="string" office:string-value="CF6" calcext:value-type="string">
            <text:p>C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3321" calcext:value-type="float">
            <text:p>3321</text:p>
          </table:table-cell>
          <table:table-cell table:formula="of:=DEC2HEX([.L382])" office:value-type="string" office:string-value="CF9" calcext:value-type="string">
            <text:p>C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24" calcext:value-type="float">
            <text:p>3324</text:p>
          </table:table-cell>
          <table:table-cell table:formula="of:=DEC2HEX([.L383])" office:value-type="string" office:string-value="CFC" calcext:value-type="string">
            <text:p>C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885" calcext:value-type="float">
            <text:p>8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27" calcext:value-type="float">
            <text:p>3327</text:p>
          </table:table-cell>
          <table:table-cell table:formula="of:=DEC2HEX([.L384])" office:value-type="string" office:string-value="CFF" calcext:value-type="string">
            <text:p>C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8886" calcext:value-type="float">
            <text:p>8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30" calcext:value-type="float">
            <text:p>3330</text:p>
          </table:table-cell>
          <table:table-cell table:formula="of:=DEC2HEX([.L385])" office:value-type="string" office:string-value="D02" calcext:value-type="string">
            <text:p>D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33" calcext:value-type="float">
            <text:p>3333</text:p>
          </table:table-cell>
          <table:table-cell table:formula="of:=DEC2HEX([.L386])" office:value-type="string" office:string-value="D05" calcext:value-type="string">
            <text:p>D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336" calcext:value-type="float">
            <text:p>3336</text:p>
          </table:table-cell>
          <table:table-cell table:formula="of:=DEC2HEX([.L387])" office:value-type="string" office:string-value="D08" calcext:value-type="string">
            <text:p>D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25" calcext:value-type="float">
            <text:p>525</text:p>
          </table:table-cell>
          <table:table-cell office:value-type="float" office:value="8890" calcext:value-type="float">
            <text:p>8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43" calcext:value-type="float">
            <text:p>1743</text:p>
          </table:table-cell>
          <table:table-cell table:formula="of:=DEC2HEX([.L388])" office:value-type="string" office:string-value="6CF" calcext:value-type="string">
            <text:p>6CF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office:value-type="float" office:value="8891" calcext:value-type="float">
            <text:p>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46" calcext:value-type="float">
            <text:p>1746</text:p>
          </table:table-cell>
          <table:table-cell table:formula="of:=DEC2HEX([.L389])" office:value-type="string" office:string-value="6D2" calcext:value-type="string">
            <text:p>6D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49" calcext:value-type="float">
            <text:p>1749</text:p>
          </table:table-cell>
          <table:table-cell table:formula="of:=DEC2HEX([.L390])" office:value-type="string" office:string-value="6D5" calcext:value-type="string">
            <text:p>6D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52" calcext:value-type="float">
            <text:p>1752</text:p>
          </table:table-cell>
          <table:table-cell table:formula="of:=DEC2HEX([.L391])" office:value-type="string" office:string-value="6D8" calcext:value-type="string">
            <text:p>6D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55" calcext:value-type="float">
            <text:p>1755</text:p>
          </table:table-cell>
          <table:table-cell table:formula="of:=DEC2HEX([.L392])" office:value-type="string" office:string-value="6DB" calcext:value-type="string">
            <text:p>6D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58" calcext:value-type="float">
            <text:p>1758</text:p>
          </table:table-cell>
          <table:table-cell table:formula="of:=DEC2HEX([.L393])" office:value-type="string" office:string-value="6DE" calcext:value-type="string">
            <text:p>6D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14" calcext:value-type="float">
            <text:p>514</text:p>
          </table:table-cell>
          <table:table-cell office:value-type="float" office:value="8891" calcext:value-type="float">
            <text:p>8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61" calcext:value-type="float">
            <text:p>1761</text:p>
          </table:table-cell>
          <table:table-cell table:formula="of:=DEC2HEX([.L394])" office:value-type="string" office:string-value="6E1" calcext:value-type="string">
            <text:p>6E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32" calcext:value-type="float">
            <text:p>532</text:p>
          </table:table-cell>
          <table:table-cell office:value-type="float" office:value="8891" calcext:value-type="float">
            <text:p>8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64" calcext:value-type="float">
            <text:p>1764</text:p>
          </table:table-cell>
          <table:table-cell table:formula="of:=DEC2HEX([.L395])" office:value-type="string" office:string-value="6E4" calcext:value-type="string">
            <text:p>6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67" calcext:value-type="float">
            <text:p>1767</text:p>
          </table:table-cell>
          <table:table-cell table:formula="of:=DEC2HEX([.L396])" office:value-type="string" office:string-value="6E7" calcext:value-type="string">
            <text:p>6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70" calcext:value-type="float">
            <text:p>1770</text:p>
          </table:table-cell>
          <table:table-cell table:formula="of:=DEC2HEX([.L397])" office:value-type="string" office:string-value="6EA" calcext:value-type="string">
            <text:p>6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73" calcext:value-type="float">
            <text:p>1773</text:p>
          </table:table-cell>
          <table:table-cell table:formula="of:=DEC2HEX([.L398])" office:value-type="string" office:string-value="6ED" calcext:value-type="string">
            <text:p>6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76" calcext:value-type="float">
            <text:p>1776</text:p>
          </table:table-cell>
          <table:table-cell table:formula="of:=DEC2HEX([.L399])" office:value-type="string" office:string-value="6F0" calcext:value-type="string">
            <text:p>6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79" calcext:value-type="float">
            <text:p>1779</text:p>
          </table:table-cell>
          <table:table-cell table:formula="of:=DEC2HEX([.L400])" office:value-type="string" office:string-value="6F3" calcext:value-type="string">
            <text:p>6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2" calcext:value-type="float">
            <text:p>1782</text:p>
          </table:table-cell>
          <table:table-cell table:formula="of:=DEC2HEX([.L401])" office:value-type="string" office:string-value="6F6" calcext:value-type="string">
            <text:p>6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27" calcext:value-type="float">
            <text:p>527</text:p>
          </table:table-cell>
          <table:table-cell office:value-type="float" office:value="8890" calcext:value-type="float">
            <text:p>8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5" calcext:value-type="float">
            <text:p>1785</text:p>
          </table:table-cell>
          <table:table-cell table:formula="of:=DEC2HEX([.L402])" office:value-type="string" office:string-value="6F9" calcext:value-type="string">
            <text:p>6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88" calcext:value-type="float">
            <text:p>1788</text:p>
          </table:table-cell>
          <table:table-cell table:formula="of:=DEC2HEX([.L403])" office:value-type="string" office:string-value="6FC" calcext:value-type="string">
            <text:p>6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91" calcext:value-type="float">
            <text:p>1791</text:p>
          </table:table-cell>
          <table:table-cell table:formula="of:=DEC2HEX([.L404])" office:value-type="string" office:string-value="6FF" calcext:value-type="string">
            <text:p>6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94" calcext:value-type="float">
            <text:p>1794</text:p>
          </table:table-cell>
          <table:table-cell table:formula="of:=DEC2HEX([.L405])" office:value-type="string" office:string-value="702" calcext:value-type="string">
            <text:p>702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97" calcext:value-type="float">
            <text:p>1797</text:p>
          </table:table-cell>
          <table:table-cell table:formula="of:=DEC2HEX([.L406])" office:value-type="string" office:string-value="705" calcext:value-type="string">
            <text:p>70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800" calcext:value-type="float">
            <text:p>1800</text:p>
          </table:table-cell>
          <table:table-cell table:formula="of:=DEC2HEX([.L407])" office:value-type="string" office:string-value="708" calcext:value-type="string">
            <text:p>7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71" calcext:value-type="float">
            <text:p>171</text:p>
          </table:table-cell>
          <table:table-cell table:formula="of:=DEC2HEX([.L408])" office:value-type="string" office:string-value="AB" calcext:value-type="string">
            <text:p>A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74" calcext:value-type="float">
            <text:p>174</text:p>
          </table:table-cell>
          <table:table-cell table:formula="of:=DEC2HEX([.L409])" office:value-type="string" office:string-value="AE" calcext:value-type="string">
            <text:p>A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177" calcext:value-type="float">
            <text:p>177</text:p>
          </table:table-cell>
          <table:table-cell table:formula="of:=DEC2HEX([.L410])" office:value-type="string" office:string-value="B1" calcext:value-type="string">
            <text:p>B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180" calcext:value-type="float">
            <text:p>180</text:p>
          </table:table-cell>
          <table:table-cell table:formula="of:=DEC2HEX([.L411])" office:value-type="string" office:string-value="B4" calcext:value-type="string">
            <text:p>B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183" calcext:value-type="float">
            <text:p>183</text:p>
          </table:table-cell>
          <table:table-cell table:formula="of:=DEC2HEX([.L412])" office:value-type="string" office:string-value="B7" calcext:value-type="string">
            <text:p>B7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186" calcext:value-type="float">
            <text:p>186</text:p>
          </table:table-cell>
          <table:table-cell table:formula="of:=DEC2HEX([.L413])" office:value-type="string" office:string-value="BA" calcext:value-type="string">
            <text:p>BA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189" calcext:value-type="float">
            <text:p>189</text:p>
          </table:table-cell>
          <table:table-cell table:formula="of:=DEC2HEX([.L414])" office:value-type="string" office:string-value="BD" calcext:value-type="string">
            <text:p>BD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192" calcext:value-type="float">
            <text:p>192</text:p>
          </table:table-cell>
          <table:table-cell table:formula="of:=DEC2HEX([.L415])" office:value-type="string" office:string-value="C0" calcext:value-type="string">
            <text:p>C0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95" calcext:value-type="float">
            <text:p>195</text:p>
          </table:table-cell>
          <table:table-cell table:formula="of:=DEC2HEX([.L416])" office:value-type="string" office:string-value="C3" calcext:value-type="string">
            <text:p>C3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98" calcext:value-type="float">
            <text:p>198</text:p>
          </table:table-cell>
          <table:table-cell table:formula="of:=DEC2HEX([.L417])" office:value-type="string" office:string-value="C6" calcext:value-type="string">
            <text:p>C6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01" calcext:value-type="float">
            <text:p>201</text:p>
          </table:table-cell>
          <table:table-cell table:formula="of:=DEC2HEX([.L418])" office:value-type="string" office:string-value="C9" calcext:value-type="string">
            <text:p>C9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04" calcext:value-type="float">
            <text:p>204</text:p>
          </table:table-cell>
          <table:table-cell table:formula="of:=DEC2HEX([.L419])" office:value-type="string" office:string-value="CC" calcext:value-type="string">
            <text:p>CC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29" calcext:value-type="float">
            <text:p>529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207" calcext:value-type="float">
            <text:p>207</text:p>
          </table:table-cell>
          <table:table-cell table:formula="of:=DEC2HEX([.L420])" office:value-type="string" office:string-value="CF" calcext:value-type="string">
            <text:p>CF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01" calcext:value-type="float">
            <text:p>8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210" calcext:value-type="float">
            <text:p>210</text:p>
          </table:table-cell>
          <table:table-cell table:formula="of:=DEC2HEX([.L421])" office:value-type="string" office:string-value="D2" calcext:value-type="string">
            <text:p>D2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213" calcext:value-type="float">
            <text:p>213</text:p>
          </table:table-cell>
          <table:table-cell table:formula="of:=DEC2HEX([.L422])" office:value-type="string" office:string-value="D5" calcext:value-type="string">
            <text:p>D5</text:p>
          </table:table-cell>
          <table:table-cell/>
          <table:table-cell office:value-type="string" calcext:value-type="string">
            <text:p>unreachable</text:p>
          </table:table-cell>
          <table:table-cell table:style-name="ce10" office:value-type="string" calcext:value-type="string">
            <text:p>Pyramid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216" calcext:value-type="float">
            <text:p>216</text:p>
          </table:table-cell>
          <table:table-cell table:formula="of:=DEC2HEX([.L423])" office:value-type="string" office:string-value="D8" calcext:value-type="string">
            <text:p>D8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219" calcext:value-type="float">
            <text:p>219</text:p>
          </table:table-cell>
          <table:table-cell table:formula="of:=DEC2HEX([.L424])" office:value-type="string" office:string-value="DB" calcext:value-type="string">
            <text:p>DB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222" calcext:value-type="float">
            <text:p>222</text:p>
          </table:table-cell>
          <table:table-cell table:formula="of:=DEC2HEX([.L425])" office:value-type="string" office:string-value="DE" calcext:value-type="string">
            <text:p>DE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25" calcext:value-type="float">
            <text:p>225</text:p>
          </table:table-cell>
          <table:table-cell table:formula="of:=DEC2HEX([.L426])" office:value-type="string" office:string-value="E1" calcext:value-type="string">
            <text:p>E1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901" calcext:value-type="float">
            <text:p>8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28" calcext:value-type="float">
            <text:p>228</text:p>
          </table:table-cell>
          <table:table-cell table:formula="of:=DEC2HEX([.L427])" office:value-type="string" office:string-value="E4" calcext:value-type="string">
            <text:p>E4</text:p>
          </table:table-cell>
          <table:table-cell table:number-columns-repeated="2"/>
          <table:table-cell table:style-name="ce10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11" calcext:value-type="float">
            <text:p>1611</text:p>
          </table:table-cell>
          <table:table-cell table:formula="of:=DEC2HEX([.L428])" office:value-type="string" office:string-value="64B" calcext:value-type="string">
            <text:p>64B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14" calcext:value-type="float">
            <text:p>1614</text:p>
          </table:table-cell>
          <table:table-cell table:formula="of:=DEC2HEX([.L429])" office:value-type="string" office:string-value="64E" calcext:value-type="string">
            <text:p>64E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17" calcext:value-type="float">
            <text:p>1617</text:p>
          </table:table-cell>
          <table:table-cell table:formula="of:=DEC2HEX([.L430])" office:value-type="string" office:string-value="651" calcext:value-type="string">
            <text:p>651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20" calcext:value-type="float">
            <text:p>1620</text:p>
          </table:table-cell>
          <table:table-cell table:formula="of:=DEC2HEX([.L431])" office:value-type="string" office:string-value="654" calcext:value-type="string">
            <text:p>654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23" calcext:value-type="float">
            <text:p>1623</text:p>
          </table:table-cell>
          <table:table-cell table:formula="of:=DEC2HEX([.L432])" office:value-type="string" office:string-value="657" calcext:value-type="string">
            <text:p>657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26" calcext:value-type="float">
            <text:p>1626</text:p>
          </table:table-cell>
          <table:table-cell table:formula="of:=DEC2HEX([.L433])" office:value-type="string" office:string-value="65A" calcext:value-type="string">
            <text:p>65A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29" calcext:value-type="float">
            <text:p>1629</text:p>
          </table:table-cell>
          <table:table-cell table:formula="of:=DEC2HEX([.L434])" office:value-type="string" office:string-value="65D" calcext:value-type="string">
            <text:p>6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32" calcext:value-type="float">
            <text:p>1632</text:p>
          </table:table-cell>
          <table:table-cell table:formula="of:=DEC2HEX([.L435])" office:value-type="string" office:string-value="660" calcext:value-type="string">
            <text:p>660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35" calcext:value-type="float">
            <text:p>1635</text:p>
          </table:table-cell>
          <table:table-cell table:formula="of:=DEC2HEX([.L436])" office:value-type="string" office:string-value="663" calcext:value-type="string">
            <text:p>663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38" calcext:value-type="float">
            <text:p>1638</text:p>
          </table:table-cell>
          <table:table-cell table:formula="of:=DEC2HEX([.L437])" office:value-type="string" office:string-value="666" calcext:value-type="string">
            <text:p>666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41" calcext:value-type="float">
            <text:p>1641</text:p>
          </table:table-cell>
          <table:table-cell table:formula="of:=DEC2HEX([.L438])" office:value-type="string" office:string-value="669" calcext:value-type="string">
            <text:p>669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44" calcext:value-type="float">
            <text:p>1644</text:p>
          </table:table-cell>
          <table:table-cell table:formula="of:=DEC2HEX([.L439])" office:value-type="string" office:string-value="66C" calcext:value-type="string">
            <text:p>66C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47" calcext:value-type="float">
            <text:p>1647</text:p>
          </table:table-cell>
          <table:table-cell table:formula="of:=DEC2HEX([.L440])" office:value-type="string" office:string-value="66F" calcext:value-type="string">
            <text:p>66F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50" calcext:value-type="float">
            <text:p>1650</text:p>
          </table:table-cell>
          <table:table-cell table:formula="of:=DEC2HEX([.L441])" office:value-type="string" office:string-value="672" calcext:value-type="string">
            <text:p>672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53" calcext:value-type="float">
            <text:p>1653</text:p>
          </table:table-cell>
          <table:table-cell table:formula="of:=DEC2HEX([.L442])" office:value-type="string" office:string-value="675" calcext:value-type="string">
            <text:p>675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56" calcext:value-type="float">
            <text:p>1656</text:p>
          </table:table-cell>
          <table:table-cell table:formula="of:=DEC2HEX([.L443])" office:value-type="string" office:string-value="678" calcext:value-type="string">
            <text:p>678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4" calcext:value-type="float">
            <text:p>3144</text:p>
          </table:table-cell>
          <table:table-cell table:formula="of:=DEC2HEX([.L444])" office:value-type="string" office:string-value="C48" calcext:value-type="string">
            <text:p>C4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7" calcext:value-type="float">
            <text:p>3147</text:p>
          </table:table-cell>
          <table:table-cell table:formula="of:=DEC2HEX([.L445])" office:value-type="string" office:string-value="C4B" calcext:value-type="string">
            <text:p>C4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0" calcext:value-type="float">
            <text:p>3150</text:p>
          </table:table-cell>
          <table:table-cell table:formula="of:=DEC2HEX([.L446])" office:value-type="string" office:string-value="C4E" calcext:value-type="string">
            <text:p>C4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3" calcext:value-type="float">
            <text:p>3153</text:p>
          </table:table-cell>
          <table:table-cell table:formula="of:=DEC2HEX([.L447])" office:value-type="string" office:string-value="C51" calcext:value-type="string">
            <text:p>C5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30" calcext:value-type="float">
            <text:p>530</text:p>
          </table:table-cell>
          <table:table-cell office:value-type="float" office:value="8895" calcext:value-type="float">
            <text:p>8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6" calcext:value-type="float">
            <text:p>3156</text:p>
          </table:table-cell>
          <table:table-cell table:formula="of:=DEC2HEX([.L448])" office:value-type="string" office:string-value="C54" calcext:value-type="string">
            <text:p>C5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32" calcext:value-type="float">
            <text:p>532</text:p>
          </table:table-cell>
          <table:table-cell office:value-type="float" office:value="8895" calcext:value-type="float">
            <text:p>8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9" calcext:value-type="float">
            <text:p>3159</text:p>
          </table:table-cell>
          <table:table-cell table:formula="of:=DEC2HEX([.L449])" office:value-type="string" office:string-value="C57" calcext:value-type="string">
            <text:p>C5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2" calcext:value-type="float">
            <text:p>3162</text:p>
          </table:table-cell>
          <table:table-cell table:formula="of:=DEC2HEX([.L450])" office:value-type="string" office:string-value="C5A" calcext:value-type="string">
            <text:p>C5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5" calcext:value-type="float">
            <text:p>3165</text:p>
          </table:table-cell>
          <table:table-cell table:formula="of:=DEC2HEX([.L451])" office:value-type="string" office:string-value="C5D" calcext:value-type="string">
            <text:p>C5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8" calcext:value-type="float">
            <text:p>3168</text:p>
          </table:table-cell>
          <table:table-cell table:formula="of:=DEC2HEX([.L452])" office:value-type="string" office:string-value="C60" calcext:value-type="string">
            <text:p>C6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1" calcext:value-type="float">
            <text:p>3171</text:p>
          </table:table-cell>
          <table:table-cell table:formula="of:=DEC2HEX([.L453])" office:value-type="string" office:string-value="C63" calcext:value-type="string">
            <text:p>C6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4" calcext:value-type="float">
            <text:p>3174</text:p>
          </table:table-cell>
          <table:table-cell table:formula="of:=DEC2HEX([.L454])" office:value-type="string" office:string-value="C66" calcext:value-type="string">
            <text:p>C6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7" calcext:value-type="float">
            <text:p>3177</text:p>
          </table:table-cell>
          <table:table-cell table:formula="of:=DEC2HEX([.L455])" office:value-type="string" office:string-value="C69" calcext:value-type="string">
            <text:p>C6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0" calcext:value-type="float">
            <text:p>3180</text:p>
          </table:table-cell>
          <table:table-cell table:formula="of:=DEC2HEX([.L456])" office:value-type="string" office:string-value="C6C" calcext:value-type="string">
            <text:p>C6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3" calcext:value-type="float">
            <text:p>3183</text:p>
          </table:table-cell>
          <table:table-cell table:formula="of:=DEC2HEX([.L457])" office:value-type="string" office:string-value="C6F" calcext:value-type="string">
            <text:p>C6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6" calcext:value-type="float">
            <text:p>3186</text:p>
          </table:table-cell>
          <table:table-cell table:formula="of:=DEC2HEX([.L458])" office:value-type="string" office:string-value="C72" calcext:value-type="string">
            <text:p>C7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9" calcext:value-type="float">
            <text:p>3189</text:p>
          </table:table-cell>
          <table:table-cell table:formula="of:=DEC2HEX([.L459])" office:value-type="string" office:string-value="C75" calcext:value-type="string">
            <text:p>C7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2" calcext:value-type="float">
            <text:p>3192</text:p>
          </table:table-cell>
          <table:table-cell table:formula="of:=DEC2HEX([.L460])" office:value-type="string" office:string-value="C78" calcext:value-type="string">
            <text:p>C78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5" calcext:value-type="float">
            <text:p>3195</text:p>
          </table:table-cell>
          <table:table-cell table:formula="of:=DEC2HEX([.L461])" office:value-type="string" office:string-value="C7B" calcext:value-type="string">
            <text:p>C7B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894" calcext:value-type="float">
            <text:p>8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8" calcext:value-type="float">
            <text:p>3198</text:p>
          </table:table-cell>
          <table:table-cell table:formula="of:=DEC2HEX([.L462])" office:value-type="string" office:string-value="C7E" calcext:value-type="string">
            <text:p>C7E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float" office:value="8894" calcext:value-type="float">
            <text:p>8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1" calcext:value-type="float">
            <text:p>3201</text:p>
          </table:table-cell>
          <table:table-cell table:formula="of:=DEC2HEX([.L463])" office:value-type="string" office:string-value="C81" calcext:value-type="string">
            <text:p>C81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4" calcext:value-type="float">
            <text:p>3204</text:p>
          </table:table-cell>
          <table:table-cell table:formula="of:=DEC2HEX([.L464])" office:value-type="string" office:string-value="C84" calcext:value-type="string">
            <text:p>C8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7" calcext:value-type="float">
            <text:p>3207</text:p>
          </table:table-cell>
          <table:table-cell table:formula="of:=DEC2HEX([.L465])" office:value-type="string" office:string-value="C87" calcext:value-type="string">
            <text:p>C8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0" calcext:value-type="float">
            <text:p>3210</text:p>
          </table:table-cell>
          <table:table-cell table:formula="of:=DEC2HEX([.L466])" office:value-type="string" office:string-value="C8A" calcext:value-type="string">
            <text:p>C8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3" calcext:value-type="float">
            <text:p>3213</text:p>
          </table:table-cell>
          <table:table-cell table:formula="of:=DEC2HEX([.L467])" office:value-type="string" office:string-value="C8D" calcext:value-type="string">
            <text:p>C8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6" calcext:value-type="float">
            <text:p>3216</text:p>
          </table:table-cell>
          <table:table-cell table:formula="of:=DEC2HEX([.L468])" office:value-type="string" office:string-value="C90" calcext:value-type="string">
            <text:p>C9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9" calcext:value-type="float">
            <text:p>3219</text:p>
          </table:table-cell>
          <table:table-cell table:formula="of:=DEC2HEX([.L469])" office:value-type="string" office:string-value="C93" calcext:value-type="string">
            <text:p>C9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2" calcext:value-type="float">
            <text:p>3222</text:p>
          </table:table-cell>
          <table:table-cell table:formula="of:=DEC2HEX([.L470])" office:value-type="string" office:string-value="C96" calcext:value-type="string">
            <text:p>C9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5" calcext:value-type="float">
            <text:p>3225</text:p>
          </table:table-cell>
          <table:table-cell table:formula="of:=DEC2HEX([.L471])" office:value-type="string" office:string-value="C99" calcext:value-type="string">
            <text:p>C9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8" calcext:value-type="float">
            <text:p>3228</text:p>
          </table:table-cell>
          <table:table-cell table:formula="of:=DEC2HEX([.L472])" office:value-type="string" office:string-value="C9C" calcext:value-type="string">
            <text:p>C9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1" calcext:value-type="float">
            <text:p>3231</text:p>
          </table:table-cell>
          <table:table-cell table:formula="of:=DEC2HEX([.L473])" office:value-type="string" office:string-value="C9F" calcext:value-type="string">
            <text:p>C9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4" calcext:value-type="float">
            <text:p>3234</text:p>
          </table:table-cell>
          <table:table-cell table:formula="of:=DEC2HEX([.L474])" office:value-type="string" office:string-value="CA2" calcext:value-type="string">
            <text:p>CA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50" calcext:value-type="float">
            <text:p>1950</text:p>
          </table:table-cell>
          <table:table-cell table:formula="of:=DEC2HEX([.L475])" office:value-type="string" office:string-value="79E" calcext:value-type="string">
            <text:p>79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53" calcext:value-type="float">
            <text:p>1953</text:p>
          </table:table-cell>
          <table:table-cell table:formula="of:=DEC2HEX([.L476])" office:value-type="string" office:string-value="7A1" calcext:value-type="string">
            <text:p>7A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56" calcext:value-type="float">
            <text:p>1956</text:p>
          </table:table-cell>
          <table:table-cell table:formula="of:=DEC2HEX([.L477])" office:value-type="string" office:string-value="7A4" calcext:value-type="string">
            <text:p>7A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59" calcext:value-type="float">
            <text:p>1959</text:p>
          </table:table-cell>
          <table:table-cell table:formula="of:=DEC2HEX([.L478])" office:value-type="string" office:string-value="7A7" calcext:value-type="string">
            <text:p>7A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62" calcext:value-type="float">
            <text:p>1962</text:p>
          </table:table-cell>
          <table:table-cell table:formula="of:=DEC2HEX([.L479])" office:value-type="string" office:string-value="7AA" calcext:value-type="string">
            <text:p>7A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65" calcext:value-type="float">
            <text:p>1965</text:p>
          </table:table-cell>
          <table:table-cell table:formula="of:=DEC2HEX([.L480])" office:value-type="string" office:string-value="7AD" calcext:value-type="string">
            <text:p>7AD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68" calcext:value-type="float">
            <text:p>1968</text:p>
          </table:table-cell>
          <table:table-cell table:formula="of:=DEC2HEX([.L481])" office:value-type="string" office:string-value="7B0" calcext:value-type="string">
            <text:p>7B0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71" calcext:value-type="float">
            <text:p>1971</text:p>
          </table:table-cell>
          <table:table-cell table:formula="of:=DEC2HEX([.L482])" office:value-type="string" office:string-value="7B3" calcext:value-type="string">
            <text:p>7B3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74" calcext:value-type="float">
            <text:p>1974</text:p>
          </table:table-cell>
          <table:table-cell table:formula="of:=DEC2HEX([.L483])" office:value-type="string" office:string-value="7B6" calcext:value-type="string">
            <text:p>7B6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77" calcext:value-type="float">
            <text:p>1977</text:p>
          </table:table-cell>
          <table:table-cell table:formula="of:=DEC2HEX([.L484])" office:value-type="string" office:string-value="7B9" calcext:value-type="string">
            <text:p>7B9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80" calcext:value-type="float">
            <text:p>1980</text:p>
          </table:table-cell>
          <table:table-cell table:formula="of:=DEC2HEX([.L485])" office:value-type="string" office:string-value="7BC" calcext:value-type="string">
            <text:p>7B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83" calcext:value-type="float">
            <text:p>1983</text:p>
          </table:table-cell>
          <table:table-cell table:formula="of:=DEC2HEX([.L486])" office:value-type="string" office:string-value="7BF" calcext:value-type="string">
            <text:p>7B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86" calcext:value-type="float">
            <text:p>1986</text:p>
          </table:table-cell>
          <table:table-cell table:formula="of:=DEC2HEX([.L487])" office:value-type="string" office:string-value="7C2" calcext:value-type="string">
            <text:p>7C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2" calcext:value-type="float">
            <text:p>532</text:p>
          </table:table-cell>
          <table:table-cell office:value-type="float" office:value="8918" calcext:value-type="float">
            <text:p>8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89" calcext:value-type="float">
            <text:p>1989</text:p>
          </table:table-cell>
          <table:table-cell table:formula="of:=DEC2HEX([.L488])" office:value-type="string" office:string-value="7C5" calcext:value-type="string">
            <text:p>7C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8917" calcext:value-type="float">
            <text:p>8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92" calcext:value-type="float">
            <text:p>1992</text:p>
          </table:table-cell>
          <table:table-cell table:formula="of:=DEC2HEX([.L489])" office:value-type="string" office:string-value="7C8" calcext:value-type="string">
            <text:p>7C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95" calcext:value-type="float">
            <text:p>1995</text:p>
          </table:table-cell>
          <table:table-cell table:formula="of:=DEC2HEX([.L490])" office:value-type="string" office:string-value="7CB" calcext:value-type="string">
            <text:p>7C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98" calcext:value-type="float">
            <text:p>1998</text:p>
          </table:table-cell>
          <table:table-cell table:formula="of:=DEC2HEX([.L491])" office:value-type="string" office:string-value="7CE" calcext:value-type="string">
            <text:p>7C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2001" calcext:value-type="float">
            <text:p>2001</text:p>
          </table:table-cell>
          <table:table-cell table:formula="of:=DEC2HEX([.L492])" office:value-type="string" office:string-value="7D1" calcext:value-type="string">
            <text:p>7D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l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m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n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i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j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8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h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9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o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0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e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1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k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905" calcext:value-type="float">
            <text:p>8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2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d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f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8905" calcext:value-type="float">
            <text:p>8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g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c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b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a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32" calcext:value-type="float">
            <text:p>532</text:p>
          </table:table-cell>
          <table:table-cell office:value-type="float" office:value="8904" calcext:value-type="float">
            <text:p>8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18" calcext:value-type="float">
            <text:p>5418</text:p>
          </table:table-cell>
          <table:table-cell table:formula="of:=DEC2HEX([.L508])" office:value-type="string" office:string-value="152A" calcext:value-type="string">
            <text:p>152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32" calcext:value-type="float">
            <text:p>532</text:p>
          </table:table-cell>
          <table:table-cell office:value-type="float" office:value="8903" calcext:value-type="float">
            <text:p>89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21" calcext:value-type="float">
            <text:p>5421</text:p>
          </table:table-cell>
          <table:table-cell table:formula="of:=DEC2HEX([.L509])" office:value-type="string" office:string-value="152D" calcext:value-type="string">
            <text:p>152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525" calcext:value-type="float">
            <text:p>525</text:p>
          </table:table-cell>
          <table:table-cell office:value-type="float" office:value="8903" calcext:value-type="float">
            <text:p>89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24" calcext:value-type="float">
            <text:p>5424</text:p>
          </table:table-cell>
          <table:table-cell table:formula="of:=DEC2HEX([.L510])" office:value-type="string" office:string-value="1530" calcext:value-type="string">
            <text:p>1530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27" calcext:value-type="float">
            <text:p>5427</text:p>
          </table:table-cell>
          <table:table-cell table:formula="of:=DEC2HEX([.L511])" office:value-type="string" office:string-value="1533" calcext:value-type="string">
            <text:p>1533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30" calcext:value-type="float">
            <text:p>5430</text:p>
          </table:table-cell>
          <table:table-cell table:formula="of:=DEC2HEX([.L512])" office:value-type="string" office:string-value="1536" calcext:value-type="string">
            <text:p>153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office:value-type="float" office:value="8903" calcext:value-type="float">
            <text:p>8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33" calcext:value-type="float">
            <text:p>5433</text:p>
          </table:table-cell>
          <table:table-cell table:formula="of:=DEC2HEX([.L513])" office:value-type="string" office:string-value="1539" calcext:value-type="string">
            <text:p>153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8903" calcext:value-type="float">
            <text:p>8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36" calcext:value-type="float">
            <text:p>5436</text:p>
          </table:table-cell>
          <table:table-cell table:formula="of:=DEC2HEX([.L514])" office:value-type="string" office:string-value="153C" calcext:value-type="string">
            <text:p>153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39" calcext:value-type="float">
            <text:p>5439</text:p>
          </table:table-cell>
          <table:table-cell table:formula="of:=DEC2HEX([.L515])" office:value-type="string" office:string-value="153F" calcext:value-type="string">
            <text:p>153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42" calcext:value-type="float">
            <text:p>5442</text:p>
          </table:table-cell>
          <table:table-cell table:formula="of:=DEC2HEX([.L516])" office:value-type="string" office:string-value="1542" calcext:value-type="string">
            <text:p>154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45" calcext:value-type="float">
            <text:p>5445</text:p>
          </table:table-cell>
          <table:table-cell table:formula="of:=DEC2HEX([.L517])" office:value-type="string" office:string-value="1545" calcext:value-type="string">
            <text:p>154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48" calcext:value-type="float">
            <text:p>5448</text:p>
          </table:table-cell>
          <table:table-cell table:formula="of:=DEC2HEX([.L518])" office:value-type="string" office:string-value="1548" calcext:value-type="string">
            <text:p>154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51" calcext:value-type="float">
            <text:p>5451</text:p>
          </table:table-cell>
          <table:table-cell table:formula="of:=DEC2HEX([.L519])" office:value-type="string" office:string-value="154B" calcext:value-type="string">
            <text:p>154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54" calcext:value-type="float">
            <text:p>5454</text:p>
          </table:table-cell>
          <table:table-cell table:formula="of:=DEC2HEX([.L520])" office:value-type="string" office:string-value="154E" calcext:value-type="string">
            <text:p>154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57" calcext:value-type="float">
            <text:p>5457</text:p>
          </table:table-cell>
          <table:table-cell table:formula="of:=DEC2HEX([.L521])" office:value-type="string" office:string-value="1551" calcext:value-type="string">
            <text:p>155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60" calcext:value-type="float">
            <text:p>5460</text:p>
          </table:table-cell>
          <table:table-cell table:formula="of:=DEC2HEX([.L522])" office:value-type="string" office:string-value="1554" calcext:value-type="string">
            <text:p>155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63" calcext:value-type="float">
            <text:p>5463</text:p>
          </table:table-cell>
          <table:table-cell table:formula="of:=DEC2HEX([.L523])" office:value-type="string" office:string-value="1557" calcext:value-type="string">
            <text:p>155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42" calcext:value-type="float">
            <text:p>942</text:p>
          </table:table-cell>
          <table:table-cell table:formula="of:=DEC2HEX([.L524])" office:value-type="string" office:string-value="3AE" calcext:value-type="string">
            <text:p>3A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45" calcext:value-type="float">
            <text:p>945</text:p>
          </table:table-cell>
          <table:table-cell table:formula="of:=DEC2HEX([.L525])" office:value-type="string" office:string-value="3B1" calcext:value-type="string">
            <text:p>3B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2" calcext:value-type="float">
            <text:p>532</text:p>
          </table:table-cell>
          <table:table-cell office:value-type="float" office:value="8908" calcext:value-type="float">
            <text:p>8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48" calcext:value-type="float">
            <text:p>948</text:p>
          </table:table-cell>
          <table:table-cell table:formula="of:=DEC2HEX([.L526])" office:value-type="string" office:string-value="3B4" calcext:value-type="string">
            <text:p>3B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8907" calcext:value-type="float">
            <text:p>89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51" calcext:value-type="float">
            <text:p>951</text:p>
          </table:table-cell>
          <table:table-cell table:formula="of:=DEC2HEX([.L527])" office:value-type="string" office:string-value="3B7" calcext:value-type="string">
            <text:p>3B7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54" calcext:value-type="float">
            <text:p>954</text:p>
          </table:table-cell>
          <table:table-cell table:formula="of:=DEC2HEX([.L528])" office:value-type="string" office:string-value="3BA" calcext:value-type="string">
            <text:p>3BA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57" calcext:value-type="float">
            <text:p>957</text:p>
          </table:table-cell>
          <table:table-cell table:formula="of:=DEC2HEX([.L529])" office:value-type="string" office:string-value="3BD" calcext:value-type="string">
            <text:p>3BD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60" calcext:value-type="float">
            <text:p>960</text:p>
          </table:table-cell>
          <table:table-cell table:formula="of:=DEC2HEX([.L530])" office:value-type="string" office:string-value="3C0" calcext:value-type="string">
            <text:p>3C0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63" calcext:value-type="float">
            <text:p>963</text:p>
          </table:table-cell>
          <table:table-cell table:formula="of:=DEC2HEX([.L531])" office:value-type="string" office:string-value="3C3" calcext:value-type="string">
            <text:p>3C3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66" calcext:value-type="float">
            <text:p>966</text:p>
          </table:table-cell>
          <table:table-cell table:formula="of:=DEC2HEX([.L532])" office:value-type="string" office:string-value="3C6" calcext:value-type="string">
            <text:p>3C6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9" calcext:value-type="float">
            <text:p>969</text:p>
          </table:table-cell>
          <table:table-cell table:formula="of:=DEC2HEX([.L533])" office:value-type="string" office:string-value="3C9" calcext:value-type="string">
            <text:p>3C9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72" calcext:value-type="float">
            <text:p>972</text:p>
          </table:table-cell>
          <table:table-cell table:formula="of:=DEC2HEX([.L534])" office:value-type="string" office:string-value="3CC" calcext:value-type="string">
            <text:p>3CC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75" calcext:value-type="float">
            <text:p>975</text:p>
          </table:table-cell>
          <table:table-cell table:formula="of:=DEC2HEX([.L535])" office:value-type="string" office:string-value="3CF" calcext:value-type="string">
            <text:p>3CF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78" calcext:value-type="float">
            <text:p>978</text:p>
          </table:table-cell>
          <table:table-cell table:formula="of:=DEC2HEX([.L536])" office:value-type="string" office:string-value="3D2" calcext:value-type="string">
            <text:p>3D2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24" calcext:value-type="float">
            <text:p>524</text:p>
          </table:table-cell>
          <table:table-cell office:value-type="float" office:value="8906" calcext:value-type="float">
            <text:p>89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81" calcext:value-type="float">
            <text:p>981</text:p>
          </table:table-cell>
          <table:table-cell table:formula="of:=DEC2HEX([.L537])" office:value-type="string" office:string-value="3D5" calcext:value-type="string">
            <text:p>3D5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84" calcext:value-type="float">
            <text:p>984</text:p>
          </table:table-cell>
          <table:table-cell table:formula="of:=DEC2HEX([.L538])" office:value-type="string" office:string-value="3D8" calcext:value-type="string">
            <text:p>3D8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87" calcext:value-type="float">
            <text:p>987</text:p>
          </table:table-cell>
          <table:table-cell table:formula="of:=DEC2HEX([.L539])" office:value-type="string" office:string-value="3DB" calcext:value-type="string">
            <text:p>3DB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0" calcext:value-type="float">
            <text:p>990</text:p>
          </table:table-cell>
          <table:table-cell table:formula="of:=DEC2HEX([.L540])" office:value-type="string" office:string-value="3DE" calcext:value-type="string">
            <text:p>3D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93" calcext:value-type="float">
            <text:p>993</text:p>
          </table:table-cell>
          <table:table-cell table:formula="of:=DEC2HEX([.L541])" office:value-type="string" office:string-value="3E1" calcext:value-type="string">
            <text:p>3E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96" calcext:value-type="float">
            <text:p>996</text:p>
          </table:table-cell>
          <table:table-cell table:formula="of:=DEC2HEX([.L542])" office:value-type="string" office:string-value="3E4" calcext:value-type="string">
            <text:p>3E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othica - Ivor Tower Jail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8920" calcext:value-type="float">
            <text:p>8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03" calcext:value-type="float">
            <text:p>5403</text:p>
          </table:table-cell>
          <table:table-cell table:formula="of:=DEC2HEX([.L543])" office:value-type="string" office:string-value="151B" calcext:value-type="string">
            <text:p>151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073" calcext:value-type="float">
            <text:p>5073</text:p>
          </table:table-cell>
          <table:table-cell table:formula="of:=DEC2HEX([.L544])" office:value-type="string" office:string-value="13D1" calcext:value-type="string">
            <text:p>13D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076" calcext:value-type="float">
            <text:p>5076</text:p>
          </table:table-cell>
          <table:table-cell table:formula="of:=DEC2HEX([.L545])" office:value-type="string" office:string-value="13D4" calcext:value-type="string">
            <text:p>13D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right behind the dogmaze trigger</text:p>
          </table:table-cell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79" calcext:value-type="float">
            <text:p>5079</text:p>
          </table:table-cell>
          <table:table-cell table:formula="of:=DEC2HEX([.L546])" office:value-type="string" office:string-value="13D7" calcext:value-type="string">
            <text:p>13D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082" calcext:value-type="float">
            <text:p>5082</text:p>
          </table:table-cell>
          <table:table-cell table:formula="of:=DEC2HEX([.L547])" office:value-type="string" office:string-value="13DA" calcext:value-type="string">
            <text:p>13D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5" calcext:value-type="float">
            <text:p>5085</text:p>
          </table:table-cell>
          <table:table-cell table:formula="of:=DEC2HEX([.L548])" office:value-type="string" office:string-value="13DD" calcext:value-type="string">
            <text:p>13D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8" calcext:value-type="float">
            <text:p>5088</text:p>
          </table:table-cell>
          <table:table-cell table:formula="of:=DEC2HEX([.L549])" office:value-type="string" office:string-value="13E0" calcext:value-type="string">
            <text:p>13E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091" calcext:value-type="float">
            <text:p>5091</text:p>
          </table:table-cell>
          <table:table-cell table:formula="of:=DEC2HEX([.L550])" office:value-type="string" office:string-value="13E3" calcext:value-type="string">
            <text:p>13E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094" calcext:value-type="float">
            <text:p>5094</text:p>
          </table:table-cell>
          <table:table-cell table:formula="of:=DEC2HEX([.L551])" office:value-type="string" office:string-value="13E6" calcext:value-type="string">
            <text:p>13E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97" calcext:value-type="float">
            <text:p>5097</text:p>
          </table:table-cell>
          <table:table-cell table:formula="of:=DEC2HEX([.L552])" office:value-type="string" office:string-value="13E9" calcext:value-type="string">
            <text:p>13E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0" calcext:value-type="float">
            <text:p>5100</text:p>
          </table:table-cell>
          <table:table-cell table:formula="of:=DEC2HEX([.L553])" office:value-type="string" office:string-value="13EC" calcext:value-type="string">
            <text:p>13E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3" calcext:value-type="float">
            <text:p>5103</text:p>
          </table:table-cell>
          <table:table-cell table:formula="of:=DEC2HEX([.L554])" office:value-type="string" office:string-value="13EF" calcext:value-type="string">
            <text:p>13E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6" calcext:value-type="float">
            <text:p>5106</text:p>
          </table:table-cell>
          <table:table-cell table:formula="of:=DEC2HEX([.L555])" office:value-type="string" office:string-value="13F2" calcext:value-type="string">
            <text:p>13F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9" calcext:value-type="float">
            <text:p>5109</text:p>
          </table:table-cell>
          <table:table-cell table:formula="of:=DEC2HEX([.L556])" office:value-type="string" office:string-value="13F5" calcext:value-type="string">
            <text:p>13F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2" calcext:value-type="float">
            <text:p>5112</text:p>
          </table:table-cell>
          <table:table-cell table:formula="of:=DEC2HEX([.L557])" office:value-type="string" office:string-value="13F8" calcext:value-type="string">
            <text:p>13F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5" calcext:value-type="float">
            <text:p>5115</text:p>
          </table:table-cell>
          <table:table-cell table:formula="of:=DEC2HEX([.L558])" office:value-type="string" office:string-value="13FB" calcext:value-type="string">
            <text:p>13F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8" calcext:value-type="float">
            <text:p>5118</text:p>
          </table:table-cell>
          <table:table-cell table:formula="of:=DEC2HEX([.L559])" office:value-type="string" office:string-value="13FE" calcext:value-type="string">
            <text:p>13F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1" calcext:value-type="float">
            <text:p>5121</text:p>
          </table:table-cell>
          <table:table-cell table:formula="of:=DEC2HEX([.L560])" office:value-type="string" office:string-value="1401" calcext:value-type="string">
            <text:p>140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4" calcext:value-type="float">
            <text:p>5124</text:p>
          </table:table-cell>
          <table:table-cell table:formula="of:=DEC2HEX([.L561])" office:value-type="string" office:string-value="1404" calcext:value-type="string">
            <text:p>140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7" calcext:value-type="float">
            <text:p>5127</text:p>
          </table:table-cell>
          <table:table-cell table:formula="of:=DEC2HEX([.L562])" office:value-type="string" office:string-value="1407" calcext:value-type="string">
            <text:p>140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0" calcext:value-type="float">
            <text:p>5130</text:p>
          </table:table-cell>
          <table:table-cell table:formula="of:=DEC2HEX([.L563])" office:value-type="string" office:string-value="140A" calcext:value-type="string">
            <text:p>140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133" calcext:value-type="float">
            <text:p>5133</text:p>
          </table:table-cell>
          <table:table-cell table:formula="of:=DEC2HEX([.L564])" office:value-type="string" office:string-value="140D" calcext:value-type="string">
            <text:p>140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6" calcext:value-type="float">
            <text:p>5136</text:p>
          </table:table-cell>
          <table:table-cell table:formula="of:=DEC2HEX([.L565])" office:value-type="string" office:string-value="1410" calcext:value-type="string">
            <text:p>141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9" calcext:value-type="float">
            <text:p>5139</text:p>
          </table:table-cell>
          <table:table-cell table:formula="of:=DEC2HEX([.L566])" office:value-type="string" office:string-value="1413" calcext:value-type="string">
            <text:p>141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2" calcext:value-type="float">
            <text:p>5142</text:p>
          </table:table-cell>
          <table:table-cell table:formula="of:=DEC2HEX([.L567])" office:value-type="string" office:string-value="1416" calcext:value-type="string">
            <text:p>141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5" calcext:value-type="float">
            <text:p>5145</text:p>
          </table:table-cell>
          <table:table-cell table:formula="of:=DEC2HEX([.L568])" office:value-type="string" office:string-value="1419" calcext:value-type="string">
            <text:p>141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26" calcext:value-type="float">
            <text:p>5226</text:p>
          </table:table-cell>
          <table:table-cell table:formula="of:=DEC2HEX([.L569])" office:value-type="string" office:string-value="146A" calcext:value-type="string">
            <text:p>146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29" calcext:value-type="float">
            <text:p>5229</text:p>
          </table:table-cell>
          <table:table-cell table:formula="of:=DEC2HEX([.L570])" office:value-type="string" office:string-value="146D" calcext:value-type="string">
            <text:p>146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32" calcext:value-type="float">
            <text:p>5232</text:p>
          </table:table-cell>
          <table:table-cell table:formula="of:=DEC2HEX([.L571])" office:value-type="string" office:string-value="1470" calcext:value-type="string">
            <text:p>147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35" calcext:value-type="float">
            <text:p>5235</text:p>
          </table:table-cell>
          <table:table-cell table:formula="of:=DEC2HEX([.L572])" office:value-type="string" office:string-value="1473" calcext:value-type="string">
            <text:p>147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3" calcext:value-type="float">
            <text:p>533</text:p>
          </table:table-cell>
          <table:table-cell office:value-type="float" office:value="8916" calcext:value-type="float">
            <text:p>8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38" calcext:value-type="float">
            <text:p>5238</text:p>
          </table:table-cell>
          <table:table-cell table:formula="of:=DEC2HEX([.L573])" office:value-type="string" office:string-value="1476" calcext:value-type="string">
            <text:p>147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41" calcext:value-type="float">
            <text:p>5241</text:p>
          </table:table-cell>
          <table:table-cell table:formula="of:=DEC2HEX([.L574])" office:value-type="string" office:string-value="1479" calcext:value-type="string">
            <text:p>147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244" calcext:value-type="float">
            <text:p>5244</text:p>
          </table:table-cell>
          <table:table-cell table:formula="of:=DEC2HEX([.L575])" office:value-type="string" office:string-value="147C" calcext:value-type="string">
            <text:p>147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247" calcext:value-type="float">
            <text:p>5247</text:p>
          </table:table-cell>
          <table:table-cell table:formula="of:=DEC2HEX([.L576])" office:value-type="string" office:string-value="147F" calcext:value-type="string">
            <text:p>147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50" calcext:value-type="float">
            <text:p>5250</text:p>
          </table:table-cell>
          <table:table-cell table:formula="of:=DEC2HEX([.L577])" office:value-type="string" office:string-value="1482" calcext:value-type="string">
            <text:p>148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53" calcext:value-type="float">
            <text:p>5253</text:p>
          </table:table-cell>
          <table:table-cell table:formula="of:=DEC2HEX([.L578])" office:value-type="string" office:string-value="1485" calcext:value-type="string">
            <text:p>148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56" calcext:value-type="float">
            <text:p>5256</text:p>
          </table:table-cell>
          <table:table-cell table:formula="of:=DEC2HEX([.L579])" office:value-type="string" office:string-value="1488" calcext:value-type="string">
            <text:p>148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59" calcext:value-type="float">
            <text:p>5259</text:p>
          </table:table-cell>
          <table:table-cell table:formula="of:=DEC2HEX([.L580])" office:value-type="string" office:string-value="148B" calcext:value-type="string">
            <text:p>148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62" calcext:value-type="float">
            <text:p>5262</text:p>
          </table:table-cell>
          <table:table-cell table:formula="of:=DEC2HEX([.L581])" office:value-type="string" office:string-value="148E" calcext:value-type="string">
            <text:p>148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65" calcext:value-type="float">
            <text:p>5265</text:p>
          </table:table-cell>
          <table:table-cell table:formula="of:=DEC2HEX([.L582])" office:value-type="string" office:string-value="1491" calcext:value-type="string">
            <text:p>149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00" calcext:value-type="float">
            <text:p>5700</text:p>
          </table:table-cell>
          <table:table-cell table:formula="of:=DEC2HEX([.L583])" office:value-type="string" office:string-value="1644" calcext:value-type="string">
            <text:p>1644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03" calcext:value-type="float">
            <text:p>5703</text:p>
          </table:table-cell>
          <table:table-cell table:formula="of:=DEC2HEX([.L584])" office:value-type="string" office:string-value="1647" calcext:value-type="string">
            <text:p>1647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06" calcext:value-type="float">
            <text:p>5706</text:p>
          </table:table-cell>
          <table:table-cell table:formula="of:=DEC2HEX([.L585])" office:value-type="string" office:string-value="164A" calcext:value-type="string">
            <text:p>164A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527" calcext:value-type="float">
            <text:p>527</text:p>
          </table:table-cell>
          <table:table-cell office:value-type="float" office:value="8899" calcext:value-type="float">
            <text:p>8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09" calcext:value-type="float">
            <text:p>5709</text:p>
          </table:table-cell>
          <table:table-cell table:formula="of:=DEC2HEX([.L586])" office:value-type="string" office:string-value="164D" calcext:value-type="string">
            <text:p>164D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ket</text:p>
          </table:table-cell>
          <table:table-cell office:value-type="float" office:value="5712" calcext:value-type="float">
            <text:p>5712</text:p>
          </table:table-cell>
          <table:table-cell table:formula="of:=DEC2HEX([.L587])" office:value-type="string" office:string-value="1650" calcext:value-type="string">
            <text:p>1650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et</text:p>
          </table:table-cell>
          <table:table-cell office:value-type="float" office:value="5715" calcext:value-type="float">
            <text:p>5715</text:p>
          </table:table-cell>
          <table:table-cell table:formula="of:=DEC2HEX([.L588])" office:value-type="string" office:string-value="1653" calcext:value-type="string">
            <text:p>1653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526" calcext:value-type="float">
            <text:p>526</text:p>
          </table:table-cell>
          <table:table-cell office:value-type="float" office:value="8898" calcext:value-type="float">
            <text:p>88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et</text:p>
          </table:table-cell>
          <table:table-cell office:value-type="float" office:value="5718" calcext:value-type="float">
            <text:p>5718</text:p>
          </table:table-cell>
          <table:table-cell table:formula="of:=DEC2HEX([.L589])" office:value-type="string" office:string-value="1656" calcext:value-type="string">
            <text:p>1656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19" calcext:value-type="float">
            <text:p>519</text:p>
          </table:table-cell>
          <table:table-cell office:value-type="float" office:value="8898" calcext:value-type="float">
            <text:p>8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et</text:p>
          </table:table-cell>
          <table:table-cell office:value-type="float" office:value="5721" calcext:value-type="float">
            <text:p>5721</text:p>
          </table:table-cell>
          <table:table-cell table:formula="of:=DEC2HEX([.L590])" office:value-type="string" office:string-value="1659" calcext:value-type="string">
            <text:p>1659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24" calcext:value-type="float">
            <text:p>5724</text:p>
          </table:table-cell>
          <table:table-cell table:formula="of:=DEC2HEX([.L591])" office:value-type="string" office:string-value="165C" calcext:value-type="string">
            <text:p>165C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27" calcext:value-type="float">
            <text:p>5727</text:p>
          </table:table-cell>
          <table:table-cell table:formula="of:=DEC2HEX([.L592])" office:value-type="string" office:string-value="165F" calcext:value-type="string">
            <text:p>165F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30" calcext:value-type="float">
            <text:p>5730</text:p>
          </table:table-cell>
          <table:table-cell table:formula="of:=DEC2HEX([.L593])" office:value-type="string" office:string-value="1662" calcext:value-type="string">
            <text:p>1662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33" calcext:value-type="float">
            <text:p>5733</text:p>
          </table:table-cell>
          <table:table-cell table:formula="of:=DEC2HEX([.L594])" office:value-type="string" office:string-value="1665" calcext:value-type="string">
            <text:p>1665</text:p>
          </table:table-cell>
          <table:table-cell office:value-type="string" calcext:value-type="string">
            <text:p>far</text:p>
          </table:table-cell>
          <table:table-cell/>
          <table:table-cell table:style-name="ce10" office:value-type="string" calcext:value-type="string">
            <text:p>Omnitopia</text:p>
          </table:table-cell>
          <table:table-cell table:number-columns-repeated="16368"/>
        </table:table-row>
        <table:table-row table:style-name="ro1" table:number-rows-repeated="104798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niff_edit.P1:sniff_edit.P594">
            <calcext:condition calcext:apply-style-name="Bad" calcext:value="=&quot;&quot;" calcext:base-cell-address="sniff_edit.P1"/>
            <calcext:condition calcext:apply-style-name="Good" calcext:value="!=&quot;&quot;" calcext:base-cell-address="sniff_edit.P1"/>
          </calcext:conditional-format>
        </calcext:conditional-formats>
      </table:table>
      <table:table table:name="offsets" table:style-name="ta1"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17" table:number-columns-repeated="16367" table:default-cell-style-name="Default"/>
        <table:table-row table:style-name="ro1">
          <table:table-cell office:value-type="string" calcext:value-type="string">
            <text:p>map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set_x</text:p>
          </table:table-cell>
          <table:table-cell office:value-type="string" calcext:value-type="string">
            <text:p>offset_y</text:p>
          </table:table-cell>
          <table:table-cell office:value-type="string" calcext:value-type="string">
            <text:p>map_offset_x</text:p>
          </table:table-cell>
          <table:table-cell office:value-type="string" calcext:value-type="string">
            <text:p>map_offset_y</text:p>
          </table:table-cell>
          <table:table-cell office:value-type="string" calcext:value-type="string">
            <text:p>map_scale_x</text:p>
          </table:table-cell>
          <table:table-cell office:value-type="string" calcext:value-type="string">
            <text:p>map_scale_y</text:p>
          </table:table-cell>
          <table:table-cell office:value-type="string" calcext:value-type="string">
            <text:p>loc_size</text:p>
          </table:table-cell>
          <table:table-cell/>
          <table:table-cell table:style-name="ce2" office:value-type="string" calcext:value-type="string">
            <text:p>offset calc</text:p>
          </table:table-cell>
          <table:table-cell office:value-type="string" calcext:value-type="string">
            <text:p>real_pos</text:p>
          </table:table-cell>
          <table:table-cell office:value-type="string" calcext:value-type="string">
            <text:p>trig_pos</text:p>
          </table:table-cell>
          <table:table-cell office:value-type="string" calcext:value-type="string">
            <text:p>map_offset</text:p>
          </table:table-cell>
          <table:table-cell office:value-type="string" calcext:value-type="string">
            <text:p>calc_pos</text:p>
          </table:table-cell>
          <table:table-cell office:value-type="string" calcext:value-type="string">
            <text:p>offset</text:p>
          </table:table-cell>
          <table:table-cell table:number-columns-repeated="1636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uthern_jungle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200" calcext:value-type="float">
            <text:p>32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([.M2]-[.N2])*16" office:value-type="float" office:value="672" calcext:value-type="float">
            <text:p>672</text:p>
          </table:table-cell>
          <table:table-cell table:formula="of:=[.L2]-[.O2]" office:value-type="float" office:value="2528" calcext:value-type="float">
            <text:p>2528</text:p>
          </table:table-cell>
          <table:table-cell table:number-columns-repeated="1636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_village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30" calcext:value-type="float">
            <text:p>43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([.M3]-[.N3])*16" office:value-type="float" office:value="256" calcext:value-type="float">
            <text:p>256</text:p>
          </table:table-cell>
          <table:table-cell table:formula="of:=[.L3]-[.O3]" office:value-type="float" office:value="174" calcext:value-type="float">
            <text:p>174</text:p>
          </table:table-cell>
          <table:table-cell table:number-columns-repeated="1636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ptor_att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astern_jungle</text:p>
          </table:table-cell>
          <table:table-cell office:value-type="float" office:value="400" calcext:value-type="float">
            <text:p>400</text:p>
          </table:table-cell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astern_jung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uick_sand_fiel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ugmuck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gma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groom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rthern_jungle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0a</text:p>
          </table:table-cell>
          <table:table-cell office:value-type="string" calcext:value-type="string">
            <text:p>northern_jungle</text:p>
          </table:table-cell>
          <table:table-cell office:value-type="float" office:value="275" calcext:value-type="float">
            <text:p>275</text:p>
          </table:table-cell>
          <table:table-cell office:value-type="float" office:value="-1088" calcext:value-type="float">
            <text:p>-1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mmoth_gravey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olcano_path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wamp</text:p>
          </table:table-cell>
          <table:table-cell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wamp</text:p>
          </table:table-cell>
          <table:table-cell office:value-type="float" office:value="761" calcext:value-type="float">
            <text:p>761</text:p>
          </table:table-cell>
          <table:table-cell office:value-type="float" office:value="-110" calcext:value-type="float">
            <text:p>-1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b</text:p>
          </table:table-cell>
          <table:table-cell office:value-type="string" calcext:value-type="string">
            <text:p>volcano_core</text:p>
          </table:table-cell>
          <table:table-cell office:value-type="float" office:value="-816" calcext:value-type="float">
            <text:p>-81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olcano_core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c</text:p>
          </table:table-cell>
          <table:table-cell office:value-type="string" calcext:value-type="string">
            <text:p>volcano_core</text:p>
          </table:table-cell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d</text:p>
          </table:table-cell>
          <table:table-cell office:value-type="string" calcext:value-type="string">
            <text:p>volcano_core</text:p>
          </table:table-cell>
          <table:table-cell office:value-type="float" office:value="1232" calcext:value-type="float">
            <text:p>12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e</text:p>
          </table:table-cell>
          <table:table-cell office:value-type="string" calcext:value-type="string">
            <text:p>volcano_core</text:p>
          </table:table-cell>
          <table:table-cell office:value-type="float" office:value="576" calcext:value-type="float">
            <text:p>576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f</text:p>
          </table:table-cell>
          <table:table-cell office:value-type="string" calcext:value-type="string">
            <text:p>volcano_core</text:p>
          </table:table-cell>
          <table:table-cell office:value-type="float" office:value="176" calcext:value-type="float">
            <text:p>176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g</text:p>
          </table:table-cell>
          <table:table-cell office:value-type="string" calcext:value-type="string">
            <text:p>volcano_core</text:p>
          </table:table-cell>
          <table:table-cell office:value-type="float" office:value="-80" calcext:value-type="float">
            <text:p>-80</text:p>
          </table:table-cell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h</text:p>
          </table:table-cell>
          <table:table-cell office:value-type="string" calcext:value-type="string">
            <text:p>volcano_core</text:p>
          </table:table-cell>
          <table:table-cell office:value-type="float" office:value="-416" calcext:value-type="float">
            <text:p>-41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i</text:p>
          </table:table-cell>
          <table:table-cell office:value-type="string" calcext:value-type="string">
            <text:p>volcano_core</text:p>
          </table:table-cell>
          <table:table-cell office:value-type="float" office:value="-800" calcext:value-type="float">
            <text:p>-800</text:p>
          </table:table-cell>
          <table:table-cell office:value-type="float" office:value="-464" calcext:value-type="float">
            <text:p>-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j</text:p>
          </table:table-cell>
          <table:table-cell office:value-type="string" calcext:value-type="string">
            <text:p>volcano_core</text:p>
          </table:table-cell>
          <table:table-cell office:value-type="float" office:value="1176" calcext:value-type="float">
            <text:p>1176</text:p>
          </table:table-cell>
          <table:table-cell office:value-type="float" office:value="-360" calcext:value-type="float">
            <text:p>-3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olcano_sewers</text:p>
          </table:table-cell>
          <table:table-cell office:value-type="float" office:value="578" calcext:value-type="float">
            <text:p>578</text:p>
          </table:table-cell>
          <table:table-cell office:value-type="float" office:value="1179" calcext:value-type="float">
            <text:p>117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62a</text:p>
          </table:table-cell>
          <table:table-cell office:value-type="string" calcext:value-type="string">
            <text:p>volcano_sewers</text:p>
          </table:table-cell>
          <table:table-cell office:value-type="float" office:value="926" calcext:value-type="float">
            <text:p>926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bilia_colosse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bilia_palace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bilia_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race_ca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yramid_outs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alls_of_collosia_outsid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2256" calcext:value-type="float">
            <text:p>2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a</text:p>
          </table:table-cell>
          <table:table-cell office:value-type="string" calcext:value-type="string">
            <text:p>oglin_tunnel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b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c</text:p>
          </table:table-cell>
          <table:table-cell office:value-type="string" calcext:value-type="string">
            <text:p>oglin_tunnel</text:p>
          </table:table-cell>
          <table:table-cell office:value-type="float" office:value="-16" calcext:value-type="float">
            <text:p>-16</text:p>
          </table:table-cell>
          <table:table-cell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d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e</text:p>
          </table:table-cell>
          <table:table-cell office:value-type="string" calcext:value-type="string">
            <text:p>oglin_tunnel</text:p>
          </table:table-cell>
          <table:table-cell office:value-type="float" office:value="-96" calcext:value-type="float">
            <text:p>-96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f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g</text:p>
          </table:table-cell>
          <table:table-cell office:value-type="string" calcext:value-type="string">
            <text:p>oglin_tunnel</text:p>
          </table:table-cell>
          <table:table-cell office:value-type="float" office:value="-368" calcext:value-type="float">
            <text:p>-368</text:p>
          </table:table-cell>
          <table:table-cell office:value-type="float" office:value="-304" calcext:value-type="float">
            <text:p>-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vor_tower_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mi_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vor_tower_interiors</text:p>
          </table:table-cell>
          <table:table-cell office:value-type="float" office:value="1472" calcext:value-type="float">
            <text:p>147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a</text:p>
          </table:table-cell>
          <table:table-cell office:value-type="string" calcext:value-type="string">
            <text:p>ivor_tower_interiors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4b</text:p>
          </table:table-cell>
          <table:table-cell office:value-type="string" calcext:value-type="string">
            <text:p>ivor_tower_interiors</text:p>
          </table:table-cell>
          <table:table-cell office:value-type="float" office:value="2848" calcext:value-type="float">
            <text:p>2848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a</text:p>
          </table:table-cell>
          <table:table-cell office:value-type="string" calcext:value-type="string">
            <text:p>dark_forest_2</text:p>
          </table:table-cell>
          <table:table-cell office:value-type="float" office:value="3280" calcext:value-type="float">
            <text:p>3280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b</text:p>
          </table:table-cell>
          <table:table-cell office:value-type="string" calcext:value-type="string">
            <text:p>dark_forest_2</text:p>
          </table:table-cell>
          <table:table-cell office:value-type="float" office:value="2112" calcext:value-type="float">
            <text:p>211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c</text:p>
          </table:table-cell>
          <table:table-cell office:value-type="string" calcext:value-type="string">
            <text:p>dark_forest_2</text:p>
          </table:table-cell>
          <table:table-cell office:value-type="float" office:value="432" calcext:value-type="float">
            <text:p>432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d</text:p>
          </table:table-cell>
          <table:table-cell office:value-type="string" calcext:value-type="string">
            <text:p>dark_forest_1</text:p>
          </table:table-cell>
          <table:table-cell office:value-type="float" office:value="3088" calcext:value-type="float">
            <text:p>3088</text:p>
          </table:table-cell>
          <table:table-cell office:value-type="float" office:value="4512" calcext:value-type="float">
            <text:p>4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e</text:p>
          </table:table-cell>
          <table:table-cell office:value-type="string" calcext:value-type="string">
            <text:p>dark_forest_1</text:p>
          </table:table-cell>
          <table:table-cell office:value-type="float" office:value="960" calcext:value-type="float">
            <text:p>960</text:p>
          </table:table-cell>
          <table:table-cell office:value-type="float" office:value="3952" calcext:value-type="float">
            <text:p>39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f</text:p>
          </table:table-cell>
          <table:table-cell office:value-type="string" calcext:value-type="string">
            <text:p>dark_forest_1</text:p>
          </table:table-cell>
          <table:table-cell office:value-type="float" office:value="-96" calcext:value-type="float">
            <text:p>-96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g</text:p>
          </table:table-cell>
          <table:table-cell office:value-type="string" calcext:value-type="string">
            <text:p>dark_forest_1</text:p>
          </table:table-cell>
          <table:table-cell office:value-type="float" office:value="2080" calcext:value-type="float">
            <text:p>2080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h</text:p>
          </table:table-cell>
          <table:table-cell office:value-type="string" calcext:value-type="string">
            <text:p>dark_forest_1</text:p>
          </table:table-cell>
          <table:table-cell office:value-type="float" office:value="1760" calcext:value-type="float">
            <text:p>1760</text:p>
          </table:table-cell>
          <table:table-cell office:value-type="float" office:value="3152" calcext:value-type="float">
            <text:p>3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i</text:p>
          </table:table-cell>
          <table:table-cell office:value-type="string" calcext:value-type="string">
            <text:p>dark_forest_1</text:p>
          </table:table-cell>
          <table:table-cell office:value-type="float" office:value="896" calcext:value-type="float">
            <text:p>896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j</text:p>
          </table:table-cell>
          <table:table-cell office:value-type="string" calcext:value-type="string">
            <text:p>dark_forest_1</text:p>
          </table:table-cell>
          <table:table-cell office:value-type="float" office:value="448" calcext:value-type="float">
            <text:p>448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k</text:p>
          </table:table-cell>
          <table:table-cell office:value-type="string" calcext:value-type="string">
            <text:p>dark_forest_1</text:p>
          </table:table-cell>
          <table:table-cell office:value-type="float" office:value="288" calcext:value-type="float">
            <text:p>288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l</text:p>
          </table:table-cell>
          <table:table-cell office:value-type="string" calcext:value-type="string">
            <text:p>dark_forest_1</text:p>
          </table:table-cell>
          <table:table-cell office:value-type="float" office:value="1040" calcext:value-type="float">
            <text:p>1040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m</text:p>
          </table:table-cell>
          <table:table-cell office:value-type="string" calcext:value-type="string">
            <text:p>dark_forest_1</text:p>
          </table:table-cell>
          <table:table-cell office:value-type="float" office:value="3552" calcext:value-type="float">
            <text:p>355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n</text:p>
          </table:table-cell>
          <table:table-cell office:value-type="string" calcext:value-type="string">
            <text:p>dark_forest_1</text:p>
          </table:table-cell>
          <table:table-cell office:value-type="float" office:value="2640" calcext:value-type="float">
            <text:p>2640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4o</text:p>
          </table:table-cell>
          <table:table-cell office:value-type="string" calcext:value-type="string">
            <text:p>dark_forest_1</text:p>
          </table:table-cell>
          <table:table-cell office:value-type="float" office:value="3104" calcext:value-type="float">
            <text:p>3104</text:p>
          </table:table-cell>
          <table:table-cell office:value-type="float" office:value="3280" calcext:value-type="float">
            <text:p>32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essbo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oiler_ro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vor_tower_interiors</text:p>
          </table:table-cell>
          <table:table-cell office:value-type="float" office:value="2528" calcext:value-type="float">
            <text:p>2528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</table:table>
      <table:named-expressions/>
      <table:database-ranges>
        <table:database-range table:name="__Anonymous_Sheet_DB__0" table:target-range-address="sniff_edit.A1:sniff_edit.Y5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7:30:52.9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5T18:46:21.569000000</dc:date>
    <meta:editing-duration>PT16H37S</meta:editing-duration>
    <meta:editing-cycles>120</meta:editing-cycles>
    <meta:generator>LibreOffice/24.2.1.2$Windows_X86_64 LibreOffice_project/db4def46b0453cc22e2d0305797cf981b68ef5ac</meta:generator>
    <meta:document-statistic meta:table-count="2" meta:cell-count="9222" meta:object-count="0"/>
  </office:meta>
</office:document-meta>
</file>